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09pt"/>
    </style:style>
    <style:style style:name="co2" style:family="table-column">
      <style:table-column-properties fo:break-before="auto" style:column-width="180.34pt"/>
    </style:style>
    <style:style style:name="co3" style:family="table-column">
      <style:table-column-properties fo:break-before="auto" style:column-width="87.7pt"/>
    </style:style>
    <style:style style:name="co4" style:family="table-column">
      <style:table-column-properties fo:break-before="auto" style:column-width="111.06pt"/>
    </style:style>
    <style:style style:name="co5" style:family="table-column">
      <style:table-column-properties fo:break-before="auto" style:column-width="72.85pt"/>
    </style:style>
    <style:style style:name="co6" style:family="table-column">
      <style:table-column-properties fo:break-before="auto" style:column-width="90.51pt"/>
    </style:style>
    <style:style style:name="co7" style:family="table-column">
      <style:table-column-properties fo:break-before="auto" style:column-width="93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74.95pt"/>
    </style:style>
    <style:style style:name="co10" style:family="table-column">
      <style:table-column-properties fo:break-before="auto" style:column-width="118.8pt"/>
    </style:style>
    <style:style style:name="co11" style:family="table-column">
      <style:table-column-properties fo:break-before="auto" style:column-width="91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24"/>
    <style:style style:name="ce4" style:family="table-cell" style:parent-style-name="Default" style:data-style-name="N124">
      <style:text-properties style:text-underline-style="none"/>
    </style:style>
    <style:style style:name="ce5" style:family="table-cell" style:parent-style-name="Default" style:data-style-name="N124">
      <style:text-properties style:text-underline-style="solid" style:text-underline-width="auto" style:text-underline-color="font-color"/>
    </style:style>
    <style:style style:name="ce6" style:family="table-cell" style:parent-style-name="Default" style:data-style-name="N12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7" style:family="table-cell" style:parent-style-name="Default" style:data-style-name="N125">
      <style:text-properties fo:font-style="italic" style:font-style-asian="italic" style:font-style-complex="italic"/>
    </style:style>
    <style:style style:name="ce8" style:family="table-cell" style:parent-style-name="Default" style:data-style-name="N3">
      <style:text-properties fo:font-style="italic" style:font-style-asian="italic" style:font-style-complex="italic"/>
    </style:style>
    <style:style style:name="ce9" style:family="table-cell" style:parent-style-name="Default" style:data-style-name="N125">
      <style:map style:condition="cell-content()&lt;=0" style:apply-style-name="DANGER" style:base-cell-address="Calculator.B21"/>
    </style:style>
    <style:style style:name="ce10" style:family="table-cell" style:parent-style-name="Default" style:data-style-name="N125">
      <style:text-properties style:text-underline-style="none"/>
      <style:map style:condition="cell-content()&lt;=0" style:apply-style-name="DANGER" style:base-cell-address="Calculator.B21"/>
    </style:style>
    <style:style style:name="ce11" style:family="table-cell" style:parent-style-name="Default" style:data-style-name="N125">
      <style:text-properties style:text-underline-style="solid" style:text-underline-width="auto" style:text-underline-color="font-color"/>
      <style:map style:condition="cell-content()&lt;=0" style:apply-style-name="DANGER" style:base-cell-address="Calculator.B34"/>
    </style:style>
    <style:style style:name="ce12" style:family="table-cell" style:parent-style-name="Default" style:data-style-name="N125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0" style:apply-style-name="DANGER" style:base-cell-address="Calculator.B21"/>
    </style:style>
    <style:style style:name="ce13" style:family="table-cell" style:parent-style-name="Default" style:data-style-name="N4"/>
    <style:style style:name="ce14" style:family="table-cell" style:parent-style-name="Default" style:data-style-name="N125"/>
    <style:style style:name="ce15" style:family="table-cell" style:parent-style-name="Default" style:data-style-name="N1"/>
    <style:style style:name="ce16" style:family="table-cell" style:parent-style-name="Default" style:data-style-name="N3"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17" style:family="table-cell" style:parent-style-name="Default" style:data-style-name="N3">
      <style:text-properties style:text-underline-style="none"/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18" style:family="table-cell" style:parent-style-name="Default" style:data-style-name="N3">
      <style:text-properties style:text-underline-style="solid" style:text-underline-width="auto" style:text-underline-color="font-color"/>
      <style:map style:condition="cell-content()&gt;=[.$B$6]" style:apply-style-name="DANGER" style:base-cell-address="Calculator.C34"/>
      <style:map style:condition="cell-content()&lt;=0" style:apply-style-name="DANGER" style:base-cell-address="Calculator.C34"/>
    </style:style>
    <style:style style:name="ce19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gt;=[.$B$6]" style:apply-style-name="DANGER" style:base-cell-address="Calculator.C21"/>
      <style:map style:condition="cell-content()&lt;=0" style:apply-style-name="DANGER" style:base-cell-address="Calculator.C21"/>
    </style:style>
    <style:style style:name="ce20" style:family="table-cell" style:parent-style-name="Default" style:data-style-name="N3"/>
    <style:style style:name="ce21" style:family="table-cell" style:parent-style-name="Default" style:data-style-name="N3">
      <style:map style:condition="cell-content()&lt;=[.$B$5]" style:apply-style-name="DANGER" style:base-cell-address="Calculator.D21"/>
    </style:style>
    <style:style style:name="ce22" style:family="table-cell" style:parent-style-name="Default" style:data-style-name="N3">
      <style:text-properties style:text-underline-style="none"/>
      <style:map style:condition="cell-content()&lt;=[.$B$5]" style:apply-style-name="DANGER" style:base-cell-address="Calculator.D21"/>
    </style:style>
    <style:style style:name="ce23" style:family="table-cell" style:parent-style-name="Default" style:data-style-name="N3">
      <style:text-properties style:text-underline-style="solid" style:text-underline-width="auto" style:text-underline-color="font-color"/>
      <style:map style:condition="cell-content()&lt;=[.$B$5]" style:apply-style-name="DANGER" style:base-cell-address="Calculator.D34"/>
    </style:style>
    <style:style style:name="ce24" style:family="table-cell" style:parent-style-name="Default" style:data-style-name="N3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  <style:map style:condition="cell-content()&lt;=[.$B$5]" style:apply-style-name="DANGER" style:base-cell-address="Calculator.D21"/>
    </style:style>
    <style:style style:name="ce25" style:family="table-cell" style:parent-style-name="Default" style:data-style-name="N3">
      <style:text-properties fo:font-style="normal" style:font-style-asian="normal" style:font-style-complex="normal"/>
    </style:style>
    <style:style style:name="ce26" style:family="table-cell" style:parent-style-name="Default" style:data-style-name="N4"/>
    <style:style style:name="ce27" style:family="table-cell" style:parent-style-name="Default" style:data-style-name="N4">
      <style:text-properties style:text-underline-style="none"/>
    </style:style>
    <style:style style:name="ce28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29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0" style:family="table-cell" style:parent-style-name="Default" style:data-style-name="N4"/>
    <style:style style:name="ce31" style:family="table-cell" style:parent-style-name="Default" style:data-style-name="N4">
      <style:text-properties style:text-underline-style="none"/>
    </style:style>
    <style:style style:name="ce32" style:family="table-cell" style:parent-style-name="Default" style:data-style-name="N4">
      <style:text-properties style:text-underline-style="solid" style:text-underline-width="auto" style:text-underline-color="font-color"/>
    </style:style>
    <style:style style:name="ce33" style:family="table-cell" style:parent-style-name="Default" style:data-style-name="N4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4" style:family="table-cell" style:parent-style-name="Defaul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2"/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Materials.$A$2:.$A$65002])" table:allow-empty-cell="true" table:display-list="unsorted" table:base-cell-address="Calculator.B29">
          <table:error-message table:message-type="stop" table:display="true"/>
        </table:content-validation>
        <table:content-validation table:name="val2" table:condition="of:cell-content-is-in-list([$Cartridges.$A$2:.$A$65001])" table:allow-empty-cell="true" table:display-list="unsorted" table:base-cell-address="Calculator.B30">
          <table:error-message table:message-type="stop" table:display="true"/>
        </table:content-validation>
      </table:content-validations>
      <table:table table:name="Calculator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Material</text:p>
          </table:table-cell>
          <table:table-cell table:style-name="Default" table:content-validation-name="val1" office:value-type="string" calcext:value-type="string">
            <text:p>K 1.2080</text:p>
          </table:table-cell>
          <table:table-cell table:style-name="ce1" office:value-type="string" calcext:value-type="string">
            <text:p>← Changeme</text:p>
          </table:table-cell>
          <table:table-cell/>
          <table:table-cell office:value-type="string" calcext:value-type="string" table:number-columns-spanned="3" table:number-rows-spanned="1">
            <text:p>Hoop Stress = (Pressure x Outside Dia)/(2 x Wall)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ce1" office:value-type="string" calcext:value-type="string">
            <text:p>Cartridge</text:p>
          </table:table-cell>
          <table:table-cell table:style-name="Default" table:content-validation-name="val2" office:value-type="string" calcext:value-type="string">
            <text:p>9mm</text:p>
          </table:table-cell>
          <table:table-cell table:style-name="ce1" office:value-type="string" calcext:value-type="string">
            <text:p>← Changeme</text:p>
          </table:table-cell>
          <table:table-cell/>
          <table:table-cell table:style-name="ce20" office:value-type="string" calcext:value-type="string" table:number-columns-spanned="3" table:number-rows-spanned="1">
            <text:p>Working Pressure = ( 2 * Yield * Wall) / Outside Dia</text:p>
          </table:table-cell>
          <table:covered-table-cell table:number-columns-repeated="2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>
            <text:p>Cartridge Base Diameter (Inches)</text:p>
          </table:table-cell>
          <table:table-cell table:style-name="ce7" table:formula="of:=VLOOKUP([.$B$2]; [$Cartridges.$A$2:.$C$65001]; 3; 0)" office:value-type="float" office:value="0.391" calcext:value-type="float">
            <text:p>0.3910</text:p>
          </table:table-cell>
          <table:table-cell table:number-columns-repeated="2"/>
          <table:table-cell office:value-type="string" calcext:value-type="string">
            <text:p>PSI = MPa *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Peak Pressure (PSI)</text:p>
          </table:table-cell>
          <table:table-cell table:style-name="ce8" table:formula="of:=VLOOKUP([.$B$2]; [$Cartridges.$A$2:.$C$65001]; 2; 0)" office:value-type="float" office:value="38500" calcext:value-type="float">
            <text:p>38,500</text:p>
          </table:table-cell>
          <table:table-cell table:number-columns-repeated="2"/>
          <table:table-cell office:value-type="string" calcext:value-type="string">
            <text:p>MPa = PSI / 145.037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ield Strength (PSI)</text:p>
          </table:table-cell>
          <table:table-cell table:style-name="ce8" table:formula="of:=VLOOKUP([.$B$1]; [$Materials.$A$2:.$C$65001]; 2)" office:value-type="float" office:value="50763.195" calcext:value-type="float">
            <text:p>50,76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ltimate Tensile Strength (PSI)</text:p>
          </table:table-cell>
          <table:table-cell table:style-name="ce8" table:formula="of:=VLOOKUP([.$B$1]; [$Materials.$A$2:.$C$65001]; 3)" office:value-type="float" office:value="94275" calcext:value-type="float">
            <text:p>94,275</text:p>
          </table:table-cell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3"/>
          <table:table-cell table:style-name="ce1" office:value-type="string" calcext:value-type="string">
            <text:p>PSI</text:p>
          </table:table-cell>
          <table:table-cell table:style-name="ce1" office:value-type="string" calcext:value-type="string">
            <text:p>MPa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" office:value-type="string" calcext:value-type="string">
            <text:p>PSI to MPa</text:p>
          </table:table-cell>
          <table:table-cell table:style-name="ce25" office:value-type="float" office:value="1" calcext:value-type="float">
            <text:p>1</text:p>
          </table:table-cell>
          <table:table-cell table:style-name="ce3" table:formula="of:=[.F9]/105.0377" office:value-type="float" office:value="0.00952039124999881" calcext:value-type="float">
            <text:p>0.010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3"/>
          <table:table-cell table:style-name="ce1" office:value-type="string" calcext:value-type="string">
            <text:p>MPa</text:p>
          </table:table-cell>
          <table:table-cell table:style-name="ce1" office:value-type="string" calcext:value-type="string">
            <text:p>PSI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8"/>
          <table:table-cell table:number-columns-repeated="2"/>
          <table:table-cell table:style-name="ce1" office:value-type="string" calcext:value-type="string">
            <text:p>MPa to PSI</text:p>
          </table:table-cell>
          <table:table-cell office:value-type="float" office:value="650" calcext:value-type="float">
            <text:p>650</text:p>
          </table:table-cell>
          <table:table-cell table:style-name="ce20" table:formula="of:=145.0377*[.F12]" office:value-type="float" office:value="94274.505" calcext:value-type="float">
            <text:p>94,275</text:p>
          </table:table-cell>
          <table:table-cell table:number-columns-repeated="1017"/>
        </table:table-row>
        <table:table-row table:style-name="ro1" table:number-rows-repeated="3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ce2"/>
          <table:table-cell table:style-name="ce8"/>
          <table:table-cell table:number-columns-repeated="2"/>
          <table:table-cell office:value-type="string" calcext:value-type="string">
            <text:p>Bullet RPM = MV X 720/Twist Rate (in inches)</text:p>
          </table:table-cell>
          <table:table-cell table:number-columns-repeated="1019"/>
        </table:table-row>
        <table:table-row table:style-name="ro1" table:number-rows-repeated="2">
          <table:table-cell table:style-name="ce2"/>
          <table:table-cell table:style-name="ce8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Outside Diameter (in)</text:p>
          </table:table-cell>
          <table:table-cell table:style-name="Default" office:value-type="string" calcext:value-type="string">
            <text:p>Wall (in)</text:p>
          </table:table-cell>
          <table:table-cell office:value-type="string" calcext:value-type="string">
            <text:p>Hoop Stress</text:p>
          </table:table-cell>
          <table:table-cell office:value-type="string" calcext:value-type="string">
            <text:p>Yield Pressure</text:p>
          </table:table-cell>
          <table:table-cell office:value-type="string" calcext:value-type="string">
            <text:p>Burst Pressure</text:p>
          </table:table-cell>
          <table:table-cell office:value-type="string" calcext:value-type="string">
            <text:p>Yield Safety Factor</text:p>
          </table:table-cell>
          <table:table-cell office:value-type="string" calcext:value-type="string">
            <text:p>Burst Safety Factor</text:p>
          </table:table-cell>
          <table:table-cell table:number-columns-repeated="1017"/>
        </table:table-row>
        <table:table-row table:style-name="ro1">
          <table:table-cell office:value-type="float" office:value="0.25" calcext:value-type="float">
            <text:p>0.250</text:p>
          </table:table-cell>
          <table:table-cell table:formula="of:=([.$A21]-[.$B$4])/2" office:value-type="float" office:value="-0.0705" calcext:value-type="float">
            <text:p>-0.0705</text:p>
          </table:table-cell>
          <table:table-cell table:style-name="ce16" table:formula="of:=([.$B$5]*[.$B$4])/(2*[.$B21])" office:value-type="float" office:value="-106762.411347518" calcext:value-type="float">
            <text:p>-106,762</text:p>
          </table:table-cell>
          <table:table-cell table:style-name="ce21" table:formula="of:=(2*[.$B$6]*[.$B21])/[.$A21]" office:value-type="float" office:value="-28630.44198" calcext:value-type="float">
            <text:p>-28,630</text:p>
          </table:table-cell>
          <table:table-cell table:style-name="ce21" table:formula="of:=(2*[.$B$7]*[.$B21])/[.$A21]" office:value-type="float" office:value="-53171.1" calcext:value-type="float">
            <text:p>-53,171</text:p>
          </table:table-cell>
          <table:table-cell table:style-name="ce26" table:formula="of:=[.$B$6]/[.$C21]" office:value-type="float" office:value="-0.475478160892816" calcext:value-type="float">
            <text:p>-0.48</text:p>
          </table:table-cell>
          <table:table-cell table:style-name="ce30" table:formula="of:=[.$B$7]/[.$C21]" office:value-type="float" office:value="-0.883035506692796" calcext:value-type="float">
            <text:p>-0.88</text:p>
          </table:table-cell>
          <table:table-cell table:number-columns-repeated="1017"/>
        </table:table-row>
        <table:table-row table:style-name="ro1">
          <table:table-cell office:value-type="float" office:value="0.3125" calcext:value-type="float">
            <text:p>0.313</text:p>
          </table:table-cell>
          <table:table-cell table:formula="of:=([.$A22]-[.$B$4])/2" office:value-type="float" office:value="-0.03925" calcext:value-type="float">
            <text:p>-0.0393</text:p>
          </table:table-cell>
          <table:table-cell table:style-name="ce16" table:formula="of:=([.$B$5]*[.$B$4])/(2*[.$B22])" office:value-type="float" office:value="-191764.331210191" calcext:value-type="float">
            <text:p>-191,764</text:p>
          </table:table-cell>
          <table:table-cell table:style-name="ce21" table:formula="of:=(2*[.$B$6]*[.$B22])/[.$A22]" office:value-type="float" office:value="-12751.714584" calcext:value-type="float">
            <text:p>-12,752</text:p>
          </table:table-cell>
          <table:table-cell table:style-name="ce21" table:formula="of:=(2*[.$B$7]*[.$B22])/[.$A22]" office:value-type="float" office:value="-23681.88" calcext:value-type="float">
            <text:p>-23,682</text:p>
          </table:table-cell>
          <table:table-cell table:style-name="ce26" table:formula="of:=[.$B$6]/[.$C22]" office:value-type="float" office:value="-0.264716564752383" calcext:value-type="float">
            <text:p>-0.26</text:p>
          </table:table-cell>
          <table:table-cell table:style-name="ce30" table:formula="of:=[.$B$7]/[.$C22]" office:value-type="float" office:value="-0.49161905869067" calcext:value-type="float">
            <text:p>-0.49</text:p>
          </table:table-cell>
          <table:table-cell table:number-columns-repeated="1017"/>
        </table:table-row>
        <table:table-row table:style-name="ro1">
          <table:table-cell office:value-type="float" office:value="0.375" calcext:value-type="float">
            <text:p>0.375</text:p>
          </table:table-cell>
          <table:table-cell table:formula="of:=([.$A23]-[.$B$4])/2" office:value-type="float" office:value="-0.00800000000000001" calcext:value-type="float">
            <text:p>-0.0080</text:p>
          </table:table-cell>
          <table:table-cell table:style-name="ce16" table:formula="of:=([.$B$5]*[.$B$4])/(2*[.$B23])" office:value-type="float" office:value="-940843.749999999" calcext:value-type="float">
            <text:p>-940,844</text:p>
          </table:table-cell>
          <table:table-cell table:style-name="ce21" table:formula="of:=(2*[.$B$6]*[.$B23])/[.$A23]" office:value-type="float" office:value="-2165.89632" calcext:value-type="float">
            <text:p>-2,166</text:p>
          </table:table-cell>
          <table:table-cell table:style-name="ce21" table:formula="of:=(2*[.$B$7]*[.$B23])/[.$A23]" office:value-type="float" office:value="-4022.4" calcext:value-type="float">
            <text:p>-4,022</text:p>
          </table:table-cell>
          <table:table-cell table:style-name="ce26" table:formula="of:=[.$B$6]/[.$C23]" office:value-type="float" office:value="-0.0539549686119508" calcext:value-type="float">
            <text:p>-0.05</text:p>
          </table:table-cell>
          <table:table-cell table:style-name="ce30" table:formula="of:=[.$B$7]/[.$C23]" office:value-type="float" office:value="-0.100202610688544" calcext:value-type="float">
            <text:p>-0.10</text:p>
          </table:table-cell>
          <table:table-cell table:number-columns-repeated="1017"/>
        </table:table-row>
        <table:table-row table:style-name="ro1">
          <table:table-cell office:value-type="float" office:value="0.4375" calcext:value-type="float">
            <text:p>0.438</text:p>
          </table:table-cell>
          <table:table-cell table:formula="of:=([.$A24]-[.$B$4])/2" office:value-type="float" office:value="0.02325" calcext:value-type="float">
            <text:p>0.0233</text:p>
          </table:table-cell>
          <table:table-cell table:style-name="ce16" table:formula="of:=([.$B$5]*[.$B$4])/(2*[.$B24])" office:value-type="float" office:value="323731.182795699" calcext:value-type="float">
            <text:p>323,731</text:p>
          </table:table-cell>
          <table:table-cell table:style-name="ce21" table:formula="of:=(2*[.$B$6]*[.$B24])/[.$A24]" office:value-type="float" office:value="5395.40244" calcext:value-type="float">
            <text:p>5,395</text:p>
          </table:table-cell>
          <table:table-cell table:style-name="ce21" table:formula="of:=(2*[.$B$7]*[.$B24])/[.$A24]" office:value-type="float" office:value="10020.0857142857" calcext:value-type="float">
            <text:p>10,020</text:p>
          </table:table-cell>
          <table:table-cell table:style-name="ce26" table:formula="of:=[.$B$6]/[.$C24]" office:value-type="float" office:value="0.156806627528482" calcext:value-type="float">
            <text:p>0.16</text:p>
          </table:table-cell>
          <table:table-cell table:style-name="ce30" table:formula="of:=[.$B$7]/[.$C24]" office:value-type="float" office:value="0.291213837313581" calcext:value-type="float">
            <text:p>0.29</text:p>
          </table:table-cell>
          <table:table-cell table:number-columns-repeated="1017"/>
        </table:table-row>
        <table:table-row table:style-name="ro1">
          <table:table-cell office:value-type="float" office:value="0.5" calcext:value-type="float">
            <text:p>0.500</text:p>
          </table:table-cell>
          <table:table-cell table:formula="of:=([.$A25]-[.$B$4])/2" office:value-type="float" office:value="0.0545" calcext:value-type="float">
            <text:p>0.0545</text:p>
          </table:table-cell>
          <table:table-cell table:style-name="ce16" table:formula="of:=([.$B$5]*[.$B$4])/(2*[.$B25])" office:value-type="float" office:value="138105.504587156" calcext:value-type="float">
            <text:p>138,106</text:p>
          </table:table-cell>
          <table:table-cell table:style-name="ce21" table:formula="of:=(2*[.$B$6]*[.$B25])/[.$A25]" office:value-type="float" office:value="11066.37651" calcext:value-type="float">
            <text:p>11,066</text:p>
          </table:table-cell>
          <table:table-cell table:style-name="ce21" table:formula="of:=(2*[.$B$7]*[.$B25])/[.$A25]" office:value-type="float" office:value="20551.95" calcext:value-type="float">
            <text:p>20,552</text:p>
          </table:table-cell>
          <table:table-cell table:style-name="ce26" table:formula="of:=[.$B$6]/[.$C25]" office:value-type="float" office:value="0.367568223668914" calcext:value-type="float">
            <text:p>0.37</text:p>
          </table:table-cell>
          <table:table-cell table:style-name="ce30" table:formula="of:=[.$B$7]/[.$C25]" office:value-type="float" office:value="0.682630285315707" calcext:value-type="float">
            <text:p>0.68</text:p>
          </table:table-cell>
          <table:table-cell table:number-columns-repeated="1017"/>
        </table:table-row>
        <table:table-row table:style-name="ro1">
          <table:table-cell office:value-type="float" office:value="0.5625" calcext:value-type="float">
            <text:p>0.563</text:p>
          </table:table-cell>
          <table:table-cell table:formula="of:=([.$A26]-[.$B$4])/2" office:value-type="float" office:value="0.08575" calcext:value-type="float">
            <text:p>0.0858</text:p>
          </table:table-cell>
          <table:table-cell table:style-name="ce16" table:formula="of:=([.$B$5]*[.$B$4])/(2*[.$B26])" office:value-type="float" office:value="87775.5102040817" calcext:value-type="float">
            <text:p>87,776</text:p>
          </table:table-cell>
          <table:table-cell table:style-name="ce21" table:formula="of:=(2*[.$B$6]*[.$B26])/[.$A26]" office:value-type="float" office:value="15477.13412" calcext:value-type="float">
            <text:p>15,477</text:p>
          </table:table-cell>
          <table:table-cell table:style-name="ce21" table:formula="of:=(2*[.$B$7]*[.$B26])/[.$A26]" office:value-type="float" office:value="28743.4" calcext:value-type="float">
            <text:p>28,743</text:p>
          </table:table-cell>
          <table:table-cell table:style-name="ce26" table:formula="of:=[.$B$6]/[.$C26]" office:value-type="float" office:value="0.578329819809347" calcext:value-type="float">
            <text:p>0.58</text:p>
          </table:table-cell>
          <table:table-cell table:style-name="ce30" table:formula="of:=[.$B$7]/[.$C26]" office:value-type="float" office:value="1.07404673331783" calcext:value-type="float">
            <text:p>1.07</text:p>
          </table:table-cell>
          <table:table-cell table:number-columns-repeated="1017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formula="of:=([.$A27]-[.$B$4])/2" office:value-type="float" office:value="0.117" calcext:value-type="float">
            <text:p>0.1170</text:p>
          </table:table-cell>
          <table:table-cell table:style-name="ce16" table:formula="of:=([.$B$5]*[.$B$4])/(2*[.$B27])" office:value-type="float" office:value="64331.1965811966" calcext:value-type="float">
            <text:p>64,331</text:p>
          </table:table-cell>
          <table:table-cell table:style-name="ce21" table:formula="of:=(2*[.$B$6]*[.$B27])/[.$A27]" office:value-type="float" office:value="19005.740208" calcext:value-type="float">
            <text:p>19,006</text:p>
          </table:table-cell>
          <table:table-cell table:style-name="ce21" table:formula="of:=(2*[.$B$7]*[.$B27])/[.$A27]" office:value-type="float" office:value="35296.56" calcext:value-type="float">
            <text:p>35,297</text:p>
          </table:table-cell>
          <table:table-cell table:style-name="ce26" table:formula="of:=[.$B$6]/[.$C27]" office:value-type="float" office:value="0.789091415949779" calcext:value-type="float">
            <text:p>0.79</text:p>
          </table:table-cell>
          <table:table-cell table:style-name="ce30" table:formula="of:=[.$B$7]/[.$C27]" office:value-type="float" office:value="1.46546318131996" calcext:value-type="float">
            <text:p>1.47</text:p>
          </table:table-cell>
          <table:table-cell table:number-columns-repeated="1017"/>
        </table:table-row>
        <table:table-row table:style-name="ro1">
          <table:table-cell office:value-type="float" office:value="0.6875" calcext:value-type="float">
            <text:p>0.688</text:p>
          </table:table-cell>
          <table:table-cell table:formula="of:=([.$A28]-[.$B$4])/2" office:value-type="float" office:value="0.14825" calcext:value-type="float">
            <text:p>0.1483</text:p>
          </table:table-cell>
          <table:table-cell table:style-name="ce16" table:formula="of:=([.$B$5]*[.$B$4])/(2*[.$B28])" office:value-type="float" office:value="50770.6576728499" calcext:value-type="float">
            <text:p>50,771</text:p>
          </table:table-cell>
          <table:table-cell table:style-name="ce21" table:formula="of:=(2*[.$B$6]*[.$B28])/[.$A28]" office:value-type="float" office:value="21892.7815527273" calcext:value-type="float">
            <text:p>21,893</text:p>
          </table:table-cell>
          <table:table-cell table:style-name="ce21" table:formula="of:=(2*[.$B$7]*[.$B28])/[.$A28]" office:value-type="float" office:value="40658.2363636364" calcext:value-type="float">
            <text:p>40,658</text:p>
          </table:table-cell>
          <table:table-cell table:style-name="ce26" table:formula="of:=[.$B$6]/[.$C28]" office:value-type="float" office:value="0.999853012090211" calcext:value-type="float">
            <text:p>1.00</text:p>
          </table:table-cell>
          <table:table-cell table:style-name="ce30" table:formula="of:=[.$B$7]/[.$C28]" office:value-type="float" office:value="1.85687962932208" calcext:value-type="float">
            <text:p>1.86</text:p>
          </table:table-cell>
          <table:table-cell table:number-columns-repeated="1017"/>
        </table:table-row>
        <table:table-row table:style-name="ro1">
          <table:table-cell office:value-type="float" office:value="0.75" calcext:value-type="float">
            <text:p>0.750</text:p>
          </table:table-cell>
          <table:table-cell table:formula="of:=([.$A29]-[.$B$4])/2" office:value-type="float" office:value="0.1795" calcext:value-type="float">
            <text:p>0.1795</text:p>
          </table:table-cell>
          <table:table-cell table:style-name="ce16" table:formula="of:=([.$B$5]*[.$B$4])/(2*[.$B29])" office:value-type="float" office:value="41931.7548746518" calcext:value-type="float">
            <text:p>41,932</text:p>
          </table:table-cell>
          <table:table-cell table:style-name="ce21" table:formula="of:=(2*[.$B$6]*[.$B29])/[.$A29]" office:value-type="float" office:value="24298.64934" calcext:value-type="float">
            <text:p>24,299</text:p>
          </table:table-cell>
          <table:table-cell table:style-name="ce21" table:formula="of:=(2*[.$B$7]*[.$B29])/[.$A29]" office:value-type="float" office:value="45126.3" calcext:value-type="float">
            <text:p>45,126</text:p>
          </table:table-cell>
          <table:table-cell table:style-name="ce26" table:formula="of:=[.$B$6]/[.$C29]" office:value-type="float" office:value="1.21061460823064" calcext:value-type="float">
            <text:p>1.21</text:p>
          </table:table-cell>
          <table:table-cell table:style-name="ce30" table:formula="of:=[.$B$7]/[.$C29]" office:value-type="float" office:value="2.24829607732421" calcext:value-type="float">
            <text:p>2.25</text:p>
          </table:table-cell>
          <table:table-cell table:number-columns-repeated="1017"/>
        </table:table-row>
        <table:table-row table:style-name="ro1">
          <table:table-cell office:value-type="float" office:value="0.8125" calcext:value-type="float">
            <text:p>0.813</text:p>
          </table:table-cell>
          <table:table-cell table:formula="of:=([.$A30]-[.$B$4])/2" office:value-type="float" office:value="0.21075" calcext:value-type="float">
            <text:p>0.2108</text:p>
          </table:table-cell>
          <table:table-cell table:style-name="ce16" table:formula="of:=([.$B$5]*[.$B$4])/(2*[.$B30])" office:value-type="float" office:value="35714.1162514828" calcext:value-type="float">
            <text:p>35,714</text:p>
          </table:table-cell>
          <table:table-cell table:style-name="ce21" table:formula="of:=(2*[.$B$6]*[.$B30])/[.$A30]" office:value-type="float" office:value="26334.3836215385" calcext:value-type="float">
            <text:p>26,334</text:p>
          </table:table-cell>
          <table:table-cell table:style-name="ce21" table:formula="of:=(2*[.$B$7]*[.$B30])/[.$A30]" office:value-type="float" office:value="48906.9692307692" calcext:value-type="float">
            <text:p>48,907</text:p>
          </table:table-cell>
          <table:table-cell table:style-name="ce26" table:formula="of:=[.$B$6]/[.$C30]" office:value-type="float" office:value="1.42137620437108" calcext:value-type="float">
            <text:p>1.42</text:p>
          </table:table-cell>
          <table:table-cell table:style-name="ce30" table:formula="of:=[.$B$7]/[.$C30]" office:value-type="float" office:value="2.63971252532634" calcext:value-type="float">
            <text:p>2.64</text:p>
          </table:table-cell>
          <table:table-cell table:number-columns-repeated="1017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formula="of:=([.$A31]-[.$B$4])/2" office:value-type="float" office:value="0.242" calcext:value-type="float">
            <text:p>0.2420</text:p>
          </table:table-cell>
          <table:table-cell table:style-name="ce16" table:formula="of:=([.$B$5]*[.$B$4])/(2*[.$B31])" office:value-type="float" office:value="31102.2727272727" calcext:value-type="float">
            <text:p>31,102</text:p>
          </table:table-cell>
          <table:table-cell table:style-name="ce21" table:formula="of:=(2*[.$B$6]*[.$B31])/[.$A31]" office:value-type="float" office:value="28079.29872" calcext:value-type="float">
            <text:p>28,079</text:p>
          </table:table-cell>
          <table:table-cell table:style-name="ce21" table:formula="of:=(2*[.$B$7]*[.$B31])/[.$A31]" office:value-type="float" office:value="52147.5428571429" calcext:value-type="float">
            <text:p>52,148</text:p>
          </table:table-cell>
          <table:table-cell table:style-name="ce26" table:formula="of:=[.$B$6]/[.$C31]" office:value-type="float" office:value="1.63213780051151" calcext:value-type="float">
            <text:p>1.63</text:p>
          </table:table-cell>
          <table:table-cell table:style-name="ce30" table:formula="of:=[.$B$7]/[.$C31]" office:value-type="float" office:value="3.03112897332846" calcext:value-type="float">
            <text:p>3.03</text:p>
          </table:table-cell>
          <table:table-cell table:number-columns-repeated="1017"/>
        </table:table-row>
        <table:table-row table:style-name="ro1">
          <table:table-cell office:value-type="float" office:value="0.9375" calcext:value-type="float">
            <text:p>0.938</text:p>
          </table:table-cell>
          <table:table-cell table:formula="of:=([.$A32]-[.$B$4])/2" office:value-type="float" office:value="0.27325" calcext:value-type="float">
            <text:p>0.2733</text:p>
          </table:table-cell>
          <table:table-cell table:style-name="ce16" table:formula="of:=([.$B$5]*[.$B$4])/(2*[.$B32])" office:value-type="float" office:value="27545.2881976212" calcext:value-type="float">
            <text:p>27,545</text:p>
          </table:table-cell>
          <table:table-cell table:style-name="ce21" table:formula="of:=(2*[.$B$6]*[.$B32])/[.$A32]" office:value-type="float" office:value="29591.558472" calcext:value-type="float">
            <text:p>29,592</text:p>
          </table:table-cell>
          <table:table-cell table:style-name="ce21" table:formula="of:=(2*[.$B$7]*[.$B32])/[.$A32]" office:value-type="float" office:value="54956.04" calcext:value-type="float">
            <text:p>54,956</text:p>
          </table:table-cell>
          <table:table-cell table:style-name="ce26" table:formula="of:=[.$B$6]/[.$C32]" office:value-type="float" office:value="1.84289939665194" calcext:value-type="float">
            <text:p>1.84</text:p>
          </table:table-cell>
          <table:table-cell table:style-name="ce30" table:formula="of:=[.$B$7]/[.$C32]" office:value-type="float" office:value="3.42254542133059" calcext:value-type="float">
            <text:p>3.42</text:p>
          </table:table-cell>
          <table:table-cell table:number-columns-repeated="1017"/>
        </table:table-row>
        <table:table-row table:style-name="ro1">
          <table:table-cell table:style-name="ce4" office:value-type="float" office:value="1" calcext:value-type="float">
            <text:p>1.000</text:p>
          </table:table-cell>
          <table:table-cell table:style-name="ce10" table:formula="of:=([.$A33]-[.$B$4])/2" office:value-type="float" office:value="0.3045" calcext:value-type="float">
            <text:p>0.3045</text:p>
          </table:table-cell>
          <table:table-cell table:style-name="ce17" table:formula="of:=([.$B$5]*[.$B$4])/(2*[.$B33])" office:value-type="float" office:value="24718.3908045977" calcext:value-type="float">
            <text:p>24,718</text:p>
          </table:table-cell>
          <table:table-cell table:style-name="ce22" table:formula="of:=(2*[.$B$6]*[.$B33])/[.$A33]" office:value-type="float" office:value="30914.785755" calcext:value-type="float">
            <text:p>30,915</text:p>
          </table:table-cell>
          <table:table-cell table:style-name="ce22" table:formula="of:=(2*[.$B$7]*[.$B33])/[.$A33]" office:value-type="float" office:value="57413.475" calcext:value-type="float">
            <text:p>57,413</text:p>
          </table:table-cell>
          <table:table-cell table:style-name="ce27" table:formula="of:=[.$B$6]/[.$C33]" office:value-type="float" office:value="2.05366099279237" calcext:value-type="float">
            <text:p>2.05</text:p>
          </table:table-cell>
          <table:table-cell table:style-name="ce31" table:formula="of:=[.$B$7]/[.$C33]" office:value-type="float" office:value="3.81396186933271" calcext:value-type="float">
            <text:p>3.81</text:p>
          </table:table-cell>
          <table:table-cell table:number-columns-repeated="1017"/>
        </table:table-row>
        <table:table-row table:style-name="ro1">
          <table:table-cell table:style-name="ce5" office:value-type="float" office:value="1.051" calcext:value-type="float">
            <office:annotation draw:style-name="gr1" draw:text-style-name="P2" svg:width="82.18pt" svg:height="28.09pt" svg:x="175.8pt" svg:y="422.67pt" draw:caption-point-x="0pt" draw:caption-point-y="0pt">
              <dc:date>2017-11-19T00:00:00</dc:date>
              <text:p text:style-name="P1"><text:span text:style-name="T1">3/4” Schedule 40 A53 ERW Pipe</text:span></text:p>
            </office:annotation>
            <text:p>1.051</text:p>
          </table:table-cell>
          <table:table-cell table:style-name="ce11" table:formula="of:=([.$A34]-[.$B$4])/2" office:value-type="float" office:value="0.33" calcext:value-type="float">
            <text:p>0.3300</text:p>
          </table:table-cell>
          <table:table-cell table:style-name="ce18" table:formula="of:=([.$B$5]*[.$B$4])/(2*[.$B34])" office:value-type="float" office:value="22808.3333333333" calcext:value-type="float">
            <text:p>22,808</text:p>
          </table:table-cell>
          <table:table-cell table:style-name="ce23" table:formula="of:=(2*[.$B$6]*[.$B34])/[.$A34]" office:value-type="float" office:value="31877.9340627973" calcext:value-type="float">
            <text:p>31,878</text:p>
          </table:table-cell>
          <table:table-cell table:style-name="ce23" table:formula="of:=(2*[.$B$7]*[.$B34])/[.$A34]" office:value-type="float" office:value="59202.1883920076" calcext:value-type="float">
            <text:p>59,202</text:p>
          </table:table-cell>
          <table:table-cell table:style-name="ce28" table:formula="of:=[.$B$6]/[.$C34]" office:value-type="float" office:value="2.22564245524297" calcext:value-type="float">
            <text:p>2.23</text:p>
          </table:table-cell>
          <table:table-cell table:style-name="ce32" table:formula="of:=[.$B$7]/[.$C34]" office:value-type="float" office:value="4.13335769090245" calcext:value-type="float">
            <text:p>4.13</text:p>
          </table:table-cell>
          <table:table-cell table:number-columns-repeated="1017"/>
        </table:table-row>
        <table:table-row table:style-name="ro1">
          <table:table-cell office:value-type="float" office:value="1.0625" calcext:value-type="float">
            <text:p>1.063</text:p>
          </table:table-cell>
          <table:table-cell table:formula="of:=([.$A35]-[.$B$4])/2" office:value-type="float" office:value="0.33575" calcext:value-type="float">
            <text:p>0.3358</text:p>
          </table:table-cell>
          <table:table-cell table:style-name="ce16" table:formula="of:=([.$B$5]*[.$B$4])/(2*[.$B35])" office:value-type="float" office:value="22417.7215189873" calcext:value-type="float">
            <text:p>22,418</text:p>
          </table:table-cell>
          <table:table-cell table:style-name="ce21" table:formula="of:=(2*[.$B$6]*[.$B35])/[.$A35]" office:value-type="float" office:value="32082.33924" calcext:value-type="float">
            <text:p>32,082</text:p>
          </table:table-cell>
          <table:table-cell table:style-name="ce21" table:formula="of:=(2*[.$B$7]*[.$B35])/[.$A35]" office:value-type="float" office:value="59581.8" calcext:value-type="float">
            <text:p>59,582</text:p>
          </table:table-cell>
          <table:table-cell table:style-name="ce26" table:formula="of:=[.$B$6]/[.$C35]" office:value-type="float" office:value="2.26442258893281" calcext:value-type="float">
            <text:p>2.26</text:p>
          </table:table-cell>
          <table:table-cell table:style-name="ce30" table:formula="of:=[.$B$7]/[.$C35]" office:value-type="float" office:value="4.20537831733484" calcext:value-type="float">
            <text:p>4.21</text:p>
          </table:table-cell>
          <table:table-cell table:number-columns-repeated="1017"/>
        </table:table-row>
        <table:table-row table:style-name="ro1">
          <table:table-cell table:style-name="ce6" office:value-type="float" office:value="1.125" calcext:value-type="float">
            <text:p>1.125</text:p>
          </table:table-cell>
          <table:table-cell table:style-name="ce12" table:formula="of:=([.$A36]-[.$B$4])/2" office:value-type="float" office:value="0.367" calcext:value-type="float">
            <text:p>0.3670</text:p>
          </table:table-cell>
          <table:table-cell table:style-name="ce19" table:formula="of:=([.$B$5]*[.$B$4])/(2*[.$B36])" office:value-type="float" office:value="20508.8555858311" calcext:value-type="float">
            <text:p>20,509</text:p>
          </table:table-cell>
          <table:table-cell table:style-name="ce24" table:formula="of:=(2*[.$B$6]*[.$B36])/[.$A36]" office:value-type="float" office:value="33120.16456" calcext:value-type="float">
            <text:p>33,120</text:p>
          </table:table-cell>
          <table:table-cell table:style-name="ce24" table:formula="of:=(2*[.$B$7]*[.$B36])/[.$A36]" office:value-type="float" office:value="61509.2" calcext:value-type="float">
            <text:p>61,509</text:p>
          </table:table-cell>
          <table:table-cell table:style-name="ce29" table:formula="of:=[.$B$6]/[.$C36]" office:value-type="float" office:value="2.47518418507324" calcext:value-type="float">
            <text:p>2.48</text:p>
          </table:table-cell>
          <table:table-cell table:style-name="ce33" table:formula="of:=[.$B$7]/[.$C36]" office:value-type="float" office:value="4.59679476533696" calcext:value-type="float">
            <text:p>4.60</text:p>
          </table:table-cell>
          <table:table-cell table:style-name="ce34" table:number-columns-repeated="1017"/>
        </table:table-row>
        <table:table-row table:style-name="ro1">
          <table:table-cell office:value-type="float" office:value="1.1875" calcext:value-type="float">
            <text:p>1.188</text:p>
          </table:table-cell>
          <table:table-cell table:formula="of:=([.$A37]-[.$B$4])/2" office:value-type="float" office:value="0.39825" calcext:value-type="float">
            <text:p>0.3983</text:p>
          </table:table-cell>
          <table:table-cell table:style-name="ce16" table:formula="of:=([.$B$5]*[.$B$4])/(2*[.$B37])" office:value-type="float" office:value="18899.5605775267" calcext:value-type="float">
            <text:p>18,900</text:p>
          </table:table-cell>
          <table:table-cell table:style-name="ce21" table:formula="of:=(2*[.$B$6]*[.$B37])/[.$A37]" office:value-type="float" office:value="34048.7451094737" calcext:value-type="float">
            <text:p>34,049</text:p>
          </table:table-cell>
          <table:table-cell table:style-name="ce21" table:formula="of:=(2*[.$B$7]*[.$B37])/[.$A37]" office:value-type="float" office:value="63233.7157894737" calcext:value-type="float">
            <text:p>63,234</text:p>
          </table:table-cell>
          <table:table-cell table:style-name="ce26" table:formula="of:=[.$B$6]/[.$C37]" office:value-type="float" office:value="2.68594578121367" calcext:value-type="float">
            <text:p>2.69</text:p>
          </table:table-cell>
          <table:table-cell table:style-name="ce30" table:formula="of:=[.$B$7]/[.$C37]" office:value-type="float" office:value="4.98821121333909" calcext:value-type="float">
            <text:p>4.99</text:p>
          </table:table-cell>
          <table:table-cell table:number-columns-repeated="1017"/>
        </table:table-row>
        <table:table-row table:style-name="ro1">
          <table:table-cell office:value-type="float" office:value="1.25" calcext:value-type="float">
            <text:p>1.250</text:p>
          </table:table-cell>
          <table:table-cell table:formula="of:=([.$A38]-[.$B$4])/2" office:value-type="float" office:value="0.4295" calcext:value-type="float">
            <text:p>0.4295</text:p>
          </table:table-cell>
          <table:table-cell table:style-name="ce16" table:formula="of:=([.$B$5]*[.$B$4])/(2*[.$B38])" office:value-type="float" office:value="17524.4470314319" calcext:value-type="float">
            <text:p>17,524</text:p>
          </table:table-cell>
          <table:table-cell table:style-name="ce21" table:formula="of:=(2*[.$B$6]*[.$B38])/[.$A38]" office:value-type="float" office:value="34884.467604" calcext:value-type="float">
            <text:p>34,884</text:p>
          </table:table-cell>
          <table:table-cell table:style-name="ce21" table:formula="of:=(2*[.$B$7]*[.$B38])/[.$A38]" office:value-type="float" office:value="64785.78" calcext:value-type="float">
            <text:p>64,786</text:p>
          </table:table-cell>
          <table:table-cell table:style-name="ce26" table:formula="of:=[.$B$6]/[.$C38]" office:value-type="float" office:value="2.8967073773541" calcext:value-type="float">
            <text:p>2.90</text:p>
          </table:table-cell>
          <table:table-cell table:style-name="ce30" table:formula="of:=[.$B$7]/[.$C38]" office:value-type="float" office:value="5.37962766134122" calcext:value-type="float">
            <text:p>5.38</text:p>
          </table:table-cell>
          <table:table-cell table:number-columns-repeated="1017"/>
        </table:table-row>
        <table:table-row table:style-name="ro1">
          <table:table-cell office:value-type="float" office:value="1.3125" calcext:value-type="float">
            <text:p>1.313</text:p>
          </table:table-cell>
          <table:table-cell table:formula="of:=([.$A39]-[.$B$4])/2" office:value-type="float" office:value="0.46075" calcext:value-type="float">
            <text:p>0.4608</text:p>
          </table:table-cell>
          <table:table-cell table:style-name="ce16" table:formula="of:=([.$B$5]*[.$B$4])/(2*[.$B39])" office:value-type="float" office:value="16335.8654367878" calcext:value-type="float">
            <text:p>16,336</text:p>
          </table:table-cell>
          <table:table-cell table:style-name="ce21" table:formula="of:=(2*[.$B$6]*[.$B39])/[.$A39]" office:value-type="float" office:value="35640.59748" calcext:value-type="float">
            <text:p>35,641</text:p>
          </table:table-cell>
          <table:table-cell table:style-name="ce21" table:formula="of:=(2*[.$B$7]*[.$B39])/[.$A39]" office:value-type="float" office:value="66190.0285714286" calcext:value-type="float">
            <text:p>66,190</text:p>
          </table:table-cell>
          <table:table-cell table:style-name="ce26" table:formula="of:=[.$B$6]/[.$C39]" office:value-type="float" office:value="3.10746897349454" calcext:value-type="float">
            <text:p>3.11</text:p>
          </table:table-cell>
          <table:table-cell table:style-name="ce30" table:formula="of:=[.$B$7]/[.$C39]" office:value-type="float" office:value="5.77104410934334" calcext:value-type="float">
            <text:p>5.77</text:p>
          </table:table-cell>
          <table:table-cell table:number-columns-repeated="1017"/>
        </table:table-row>
        <table:table-row table:style-name="ro1">
          <table:table-cell office:value-type="float" office:value="1.375" calcext:value-type="float">
            <text:p>1.375</text:p>
          </table:table-cell>
          <table:table-cell table:formula="of:=([.$A40]-[.$B$4])/2" office:value-type="float" office:value="0.492" calcext:value-type="float">
            <text:p>0.4920</text:p>
          </table:table-cell>
          <table:table-cell table:style-name="ce16" table:formula="of:=([.$B$5]*[.$B$4])/(2*[.$B40])" office:value-type="float" office:value="15298.2723577236" calcext:value-type="float">
            <text:p>15,298</text:p>
          </table:table-cell>
          <table:table-cell table:style-name="ce21" table:formula="of:=(2*[.$B$6]*[.$B40])/[.$A40]" office:value-type="float" office:value="36327.9882763636" calcext:value-type="float">
            <text:p>36,328</text:p>
          </table:table-cell>
          <table:table-cell table:style-name="ce21" table:formula="of:=(2*[.$B$7]*[.$B40])/[.$A40]" office:value-type="float" office:value="67466.6181818182" calcext:value-type="float">
            <text:p>67,467</text:p>
          </table:table-cell>
          <table:table-cell table:style-name="ce26" table:formula="of:=[.$B$6]/[.$C40]" office:value-type="float" office:value="3.31823056963497" calcext:value-type="float">
            <text:p>3.32</text:p>
          </table:table-cell>
          <table:table-cell table:style-name="ce30" table:formula="of:=[.$B$7]/[.$C40]" office:value-type="float" office:value="6.16246055734547" calcext:value-type="float">
            <text:p>6.16</text:p>
          </table:table-cell>
          <table:table-cell table:number-columns-repeated="1017"/>
        </table:table-row>
        <table:table-row table:style-name="ro1">
          <table:table-cell office:value-type="float" office:value="1.4375" calcext:value-type="float">
            <text:p>1.438</text:p>
          </table:table-cell>
          <table:table-cell table:formula="of:=([.$A41]-[.$B$4])/2" office:value-type="float" office:value="0.52325" calcext:value-type="float">
            <text:p>0.5233</text:p>
          </table:table-cell>
          <table:table-cell table:style-name="ce16" table:formula="of:=([.$B$5]*[.$B$4])/(2*[.$B41])" office:value-type="float" office:value="14384.6153846154" calcext:value-type="float">
            <text:p>14,385</text:p>
          </table:table-cell>
          <table:table-cell table:style-name="ce21" table:formula="of:=(2*[.$B$6]*[.$B41])/[.$A41]" office:value-type="float" office:value="36955.60596" calcext:value-type="float">
            <text:p>36,956</text:p>
          </table:table-cell>
          <table:table-cell table:style-name="ce21" table:formula="of:=(2*[.$B$7]*[.$B41])/[.$A41]" office:value-type="float" office:value="68632.2" calcext:value-type="float">
            <text:p>68,632</text:p>
          </table:table-cell>
          <table:table-cell table:style-name="ce26" table:formula="of:=[.$B$6]/[.$C41]" office:value-type="float" office:value="3.5289921657754" calcext:value-type="float">
            <text:p>3.53</text:p>
          </table:table-cell>
          <table:table-cell table:style-name="ce30" table:formula="of:=[.$B$7]/[.$C41]" office:value-type="float" office:value="6.55387700534759" calcext:value-type="float">
            <text:p>6.55</text:p>
          </table:table-cell>
          <table:table-cell table:number-columns-repeated="1017"/>
        </table:table-row>
        <table:table-row table:style-name="ro1">
          <table:table-cell office:value-type="float" office:value="1.5" calcext:value-type="float">
            <text:p>1.500</text:p>
          </table:table-cell>
          <table:table-cell table:formula="of:=([.$A42]-[.$B$4])/2" office:value-type="float" office:value="0.5545" calcext:value-type="float">
            <text:p>0.5545</text:p>
          </table:table-cell>
          <table:table-cell table:style-name="ce16" table:formula="of:=([.$B$5]*[.$B$4])/(2*[.$B42])" office:value-type="float" office:value="13573.9404869252" calcext:value-type="float">
            <text:p>13,574</text:p>
          </table:table-cell>
          <table:table-cell table:style-name="ce21" table:formula="of:=(2*[.$B$6]*[.$B42])/[.$A42]" office:value-type="float" office:value="37530.92217" calcext:value-type="float">
            <text:p>37,531</text:p>
          </table:table-cell>
          <table:table-cell table:style-name="ce21" table:formula="of:=(2*[.$B$7]*[.$B42])/[.$A42]" office:value-type="float" office:value="69700.65" calcext:value-type="float">
            <text:p>69,701</text:p>
          </table:table-cell>
          <table:table-cell table:style-name="ce26" table:formula="of:=[.$B$6]/[.$C42]" office:value-type="float" office:value="3.73975376191583" calcext:value-type="float">
            <text:p>3.74</text:p>
          </table:table-cell>
          <table:table-cell table:style-name="ce30" table:formula="of:=[.$B$7]/[.$C42]" office:value-type="float" office:value="6.94529345334972" calcext:value-type="float">
            <text:p>6.95</text:p>
          </table:table-cell>
          <table:table-cell table:number-columns-repeated="1017"/>
        </table:table-row>
        <table:table-row table:style-name="ro1">
          <table:table-cell office:value-type="float" office:value="1.5625" calcext:value-type="float">
            <text:p>1.563</text:p>
          </table:table-cell>
          <table:table-cell table:formula="of:=([.$A43]-[.$B$4])/2" office:value-type="float" office:value="0.58575" calcext:value-type="float">
            <text:p>0.5858</text:p>
          </table:table-cell>
          <table:table-cell table:style-name="ce16" table:formula="of:=([.$B$5]*[.$B$4])/(2*[.$B43])" office:value-type="float" office:value="12849.765258216" calcext:value-type="float">
            <text:p>12,850</text:p>
          </table:table-cell>
          <table:table-cell table:style-name="ce21" table:formula="of:=(2*[.$B$6]*[.$B43])/[.$A43]" office:value-type="float" office:value="38060.2130832" calcext:value-type="float">
            <text:p>38,060</text:p>
          </table:table-cell>
          <table:table-cell table:style-name="ce21" table:formula="of:=(2*[.$B$7]*[.$B43])/[.$A43]" office:value-type="float" office:value="70683.624" calcext:value-type="float">
            <text:p>70,684</text:p>
          </table:table-cell>
          <table:table-cell table:style-name="ce26" table:formula="of:=[.$B$6]/[.$C43]" office:value-type="float" office:value="3.95051535805627" calcext:value-type="float">
            <text:p>3.95</text:p>
          </table:table-cell>
          <table:table-cell table:style-name="ce30" table:formula="of:=[.$B$7]/[.$C43]" office:value-type="float" office:value="7.33670990135184" calcext:value-type="float">
            <text:p>7.34</text:p>
          </table:table-cell>
          <table:table-cell table:number-columns-repeated="1017"/>
        </table:table-row>
        <table:table-row table:style-name="ro1">
          <table:table-cell office:value-type="float" office:value="1.625" calcext:value-type="float">
            <text:p>1.625</text:p>
          </table:table-cell>
          <table:table-cell table:formula="of:=([.$A44]-[.$B$4])/2" office:value-type="float" office:value="0.617" calcext:value-type="float">
            <text:p>0.6170</text:p>
          </table:table-cell>
          <table:table-cell table:style-name="ce16" table:formula="of:=([.$B$5]*[.$B$4])/(2*[.$B44])" office:value-type="float" office:value="12198.9465153971" calcext:value-type="float">
            <text:p>12,199</text:p>
          </table:table-cell>
          <table:table-cell table:style-name="ce21" table:formula="of:=(2*[.$B$6]*[.$B44])/[.$A44]" office:value-type="float" office:value="38548.7893107692" calcext:value-type="float">
            <text:p>38,549</text:p>
          </table:table-cell>
          <table:table-cell table:style-name="ce21" table:formula="of:=(2*[.$B$7]*[.$B44])/[.$A44]" office:value-type="float" office:value="71590.9846153846" calcext:value-type="float">
            <text:p>71,591</text:p>
          </table:table-cell>
          <table:table-cell table:style-name="ce26" table:formula="of:=[.$B$6]/[.$C44]" office:value-type="float" office:value="4.1612769541967" calcext:value-type="float">
            <text:p>4.16</text:p>
          </table:table-cell>
          <table:table-cell table:style-name="ce30" table:formula="of:=[.$B$7]/[.$C44]" office:value-type="float" office:value="7.72812634935397" calcext:value-type="float">
            <text:p>7.73</text:p>
          </table:table-cell>
          <table:table-cell table:number-columns-repeated="1017"/>
        </table:table-row>
        <table:table-row table:style-name="ro1">
          <table:table-cell office:value-type="float" office:value="1.6875" calcext:value-type="float">
            <text:p>1.688</text:p>
          </table:table-cell>
          <table:table-cell table:formula="of:=([.$A45]-[.$B$4])/2" office:value-type="float" office:value="0.64825" calcext:value-type="float">
            <text:p>0.6483</text:p>
          </table:table-cell>
          <table:table-cell table:style-name="ce16" table:formula="of:=([.$B$5]*[.$B$4])/(2*[.$B45])" office:value-type="float" office:value="11610.8754338604" calcext:value-type="float">
            <text:p>11,611</text:p>
          </table:table-cell>
          <table:table-cell table:style-name="ce21" table:formula="of:=(2*[.$B$6]*[.$B45])/[.$A45]" office:value-type="float" office:value="39001.1747066667" calcext:value-type="float">
            <text:p>39,001</text:p>
          </table:table-cell>
          <table:table-cell table:style-name="ce21" table:formula="of:=(2*[.$B$7]*[.$B45])/[.$A45]" office:value-type="float" office:value="72431.1333333333" calcext:value-type="float">
            <text:p>72,431</text:p>
          </table:table-cell>
          <table:table-cell table:style-name="ce26" table:formula="of:=[.$B$6]/[.$C45]" office:value-type="float" office:value="4.37203855033713" calcext:value-type="float">
            <text:p>4.37</text:p>
          </table:table-cell>
          <table:table-cell table:style-name="ce30" table:formula="of:=[.$B$7]/[.$C45]" office:value-type="float" office:value="8.1195427973561" calcext:value-type="float">
            <text:p>8.12</text:p>
          </table:table-cell>
          <table:table-cell table:number-columns-repeated="1017"/>
        </table:table-row>
        <table:table-row table:style-name="ro1">
          <table:table-cell office:value-type="float" office:value="1.75" calcext:value-type="float">
            <text:p>1.750</text:p>
          </table:table-cell>
          <table:table-cell table:formula="of:=([.$A46]-[.$B$4])/2" office:value-type="float" office:value="0.6795" calcext:value-type="float">
            <text:p>0.6795</text:p>
          </table:table-cell>
          <table:table-cell table:style-name="ce16" table:formula="of:=([.$B$5]*[.$B$4])/(2*[.$B46])" office:value-type="float" office:value="11076.8947755703" calcext:value-type="float">
            <text:p>11,077</text:p>
          </table:table-cell>
          <table:table-cell table:style-name="ce21" table:formula="of:=(2*[.$B$6]*[.$B46])/[.$A46]" office:value-type="float" office:value="39421.24686" calcext:value-type="float">
            <text:p>39,421</text:p>
          </table:table-cell>
          <table:table-cell table:style-name="ce21" table:formula="of:=(2*[.$B$7]*[.$B46])/[.$A46]" office:value-type="float" office:value="73211.2714285714" calcext:value-type="float">
            <text:p>73,211</text:p>
          </table:table-cell>
          <table:table-cell table:style-name="ce26" table:formula="of:=[.$B$6]/[.$C46]" office:value-type="float" office:value="4.58280014647756" calcext:value-type="float">
            <text:p>4.58</text:p>
          </table:table-cell>
          <table:table-cell table:style-name="ce30" table:formula="of:=[.$B$7]/[.$C46]" office:value-type="float" office:value="8.51095924535822" calcext:value-type="float">
            <text:p>8.51</text:p>
          </table:table-cell>
          <table:table-cell table:number-columns-repeated="1017"/>
        </table:table-row>
        <table:table-row table:style-name="ro1">
          <table:table-cell office:value-type="float" office:value="1.8125" calcext:value-type="float">
            <text:p>1.813</text:p>
          </table:table-cell>
          <table:table-cell table:formula="of:=([.$A47]-[.$B$4])/2" office:value-type="float" office:value="0.71075" calcext:value-type="float">
            <text:p>0.7108</text:p>
          </table:table-cell>
          <table:table-cell table:style-name="ce16" table:formula="of:=([.$B$5]*[.$B$4])/(2*[.$B47])" office:value-type="float" office:value="10589.8698557861" calcext:value-type="float">
            <text:p>10,590</text:p>
          </table:table-cell>
          <table:table-cell table:style-name="ce21" table:formula="of:=(2*[.$B$6]*[.$B47])/[.$A47]" office:value-type="float" office:value="39812.34852" calcext:value-type="float">
            <text:p>39,812</text:p>
          </table:table-cell>
          <table:table-cell table:style-name="ce21" table:formula="of:=(2*[.$B$7]*[.$B47])/[.$A47]" office:value-type="float" office:value="73937.6068965517" calcext:value-type="float">
            <text:p>73,938</text:p>
          </table:table-cell>
          <table:table-cell table:style-name="ce26" table:formula="of:=[.$B$6]/[.$C47]" office:value-type="float" office:value="4.793561742618" calcext:value-type="float">
            <text:p>4.79</text:p>
          </table:table-cell>
          <table:table-cell table:style-name="ce30" table:formula="of:=[.$B$7]/[.$C47]" office:value-type="float" office:value="8.90237569336035" calcext:value-type="float">
            <text:p>8.90</text:p>
          </table:table-cell>
          <table:table-cell table:number-columns-repeated="1017"/>
        </table:table-row>
        <table:table-row table:style-name="ro1">
          <table:table-cell office:value-type="float" office:value="1.875" calcext:value-type="float">
            <text:p>1.875</text:p>
          </table:table-cell>
          <table:table-cell table:formula="of:=([.$A48]-[.$B$4])/2" office:value-type="float" office:value="0.742" calcext:value-type="float">
            <text:p>0.7420</text:p>
          </table:table-cell>
          <table:table-cell table:style-name="ce16" table:formula="of:=([.$B$5]*[.$B$4])/(2*[.$B48])" office:value-type="float" office:value="10143.8679245283" calcext:value-type="float">
            <text:p>10,144</text:p>
          </table:table-cell>
          <table:table-cell table:style-name="ce21" table:formula="of:=(2*[.$B$6]*[.$B48])/[.$A48]" office:value-type="float" office:value="40177.376736" calcext:value-type="float">
            <text:p>40,177</text:p>
          </table:table-cell>
          <table:table-cell table:style-name="ce21" table:formula="of:=(2*[.$B$7]*[.$B48])/[.$A48]" office:value-type="float" office:value="74615.52" calcext:value-type="float">
            <text:p>74,616</text:p>
          </table:table-cell>
          <table:table-cell table:style-name="ce26" table:formula="of:=[.$B$6]/[.$C48]" office:value-type="float" office:value="5.00432333875843" calcext:value-type="float">
            <text:p>5.00</text:p>
          </table:table-cell>
          <table:table-cell table:style-name="ce30" table:formula="of:=[.$B$7]/[.$C48]" office:value-type="float" office:value="9.29379214136247" calcext:value-type="float">
            <text:p>9.29</text:p>
          </table:table-cell>
          <table:table-cell table:number-columns-repeated="1017"/>
        </table:table-row>
        <table:table-row table:style-name="ro1">
          <table:table-cell office:value-type="float" office:value="1.9375" calcext:value-type="float">
            <text:p>1.938</text:p>
          </table:table-cell>
          <table:table-cell table:formula="of:=([.$A49]-[.$B$4])/2" office:value-type="float" office:value="0.77325" calcext:value-type="float">
            <text:p>0.7733</text:p>
          </table:table-cell>
          <table:table-cell table:style-name="ce16" table:formula="of:=([.$B$5]*[.$B$4])/(2*[.$B49])" office:value-type="float" office:value="9733.91529259619" calcext:value-type="float">
            <text:p>9,734</text:p>
          </table:table-cell>
          <table:table-cell table:style-name="ce21" table:formula="of:=(2*[.$B$6]*[.$B49])/[.$A49]" office:value-type="float" office:value="40518.8547445161" calcext:value-type="float">
            <text:p>40,519</text:p>
          </table:table-cell>
          <table:table-cell table:style-name="ce21" table:formula="of:=(2*[.$B$7]*[.$B49])/[.$A49]" office:value-type="float" office:value="75249.6967741936" calcext:value-type="float">
            <text:p>75,250</text:p>
          </table:table-cell>
          <table:table-cell table:style-name="ce26" table:formula="of:=[.$B$6]/[.$C49]" office:value-type="float" office:value="5.21508493489886" calcext:value-type="float">
            <text:p>5.22</text:p>
          </table:table-cell>
          <table:table-cell table:style-name="ce30" table:formula="of:=[.$B$7]/[.$C49]" office:value-type="float" office:value="9.6852085893646" calcext:value-type="float">
            <text:p>9.69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([.$A50]-[.$B$4])/2" office:value-type="float" office:value="0.8045" calcext:value-type="float">
            <text:p>0.8045</text:p>
          </table:table-cell>
          <table:table-cell table:style-name="ce16" table:formula="of:=([.$B$5]*[.$B$4])/(2*[.$B50])" office:value-type="float" office:value="9355.81106277191" calcext:value-type="float">
            <text:p>9,356</text:p>
          </table:table-cell>
          <table:table-cell table:style-name="ce21" table:formula="of:=(2*[.$B$6]*[.$B50])/[.$A50]" office:value-type="float" office:value="40838.9903775" calcext:value-type="float">
            <text:p>40,839</text:p>
          </table:table-cell>
          <table:table-cell table:style-name="ce21" table:formula="of:=(2*[.$B$7]*[.$B50])/[.$A50]" office:value-type="float" office:value="75844.2375" calcext:value-type="float">
            <text:p>75,844</text:p>
          </table:table-cell>
          <table:table-cell table:style-name="ce26" table:formula="of:=[.$B$6]/[.$C50]" office:value-type="float" office:value="5.42584653103929" calcext:value-type="float">
            <text:p>5.43</text:p>
          </table:table-cell>
          <table:table-cell table:style-name="ce30" table:formula="of:=[.$B$7]/[.$C50]" office:value-type="float" office:value="10.0766250373667" calcext:value-type="float">
            <text:p>10.08</text:p>
          </table:table-cell>
          <table:table-cell table:number-columns-repeated="1017"/>
        </table:table-row>
        <table:table-row table:style-name="ro1">
          <table:table-cell office:value-type="float" office:value="2.0625" calcext:value-type="float">
            <text:p>2.063</text:p>
          </table:table-cell>
          <table:table-cell table:formula="of:=([.$A51]-[.$B$4])/2" office:value-type="float" office:value="0.83575" calcext:value-type="float">
            <text:p>0.8358</text:p>
          </table:table-cell>
          <table:table-cell table:style-name="ce16" table:formula="of:=([.$B$5]*[.$B$4])/(2*[.$B51])" office:value-type="float" office:value="9005.98265031409" calcext:value-type="float">
            <text:p>9,006</text:p>
          </table:table-cell>
          <table:table-cell table:style-name="ce21" table:formula="of:=(2*[.$B$6]*[.$B51])/[.$A51]" office:value-type="float" office:value="41139.7238509091" calcext:value-type="float">
            <text:p>41,140</text:p>
          </table:table-cell>
          <table:table-cell table:style-name="ce21" table:formula="of:=(2*[.$B$7]*[.$B51])/[.$A51]" office:value-type="float" office:value="76402.7454545455" calcext:value-type="float">
            <text:p>76,403</text:p>
          </table:table-cell>
          <table:table-cell table:style-name="ce26" table:formula="of:=[.$B$6]/[.$C51]" office:value-type="float" office:value="5.63660812717973" calcext:value-type="float">
            <text:p>5.64</text:p>
          </table:table-cell>
          <table:table-cell table:style-name="ce30" table:formula="of:=[.$B$7]/[.$C51]" office:value-type="float" office:value="10.4680414853689" calcext:value-type="float">
            <text:p>10.47</text:p>
          </table:table-cell>
          <table:table-cell table:number-columns-repeated="1017"/>
        </table:table-row>
        <table:table-row table:style-name="ro1">
          <table:table-cell office:value-type="float" office:value="2.125" calcext:value-type="float">
            <text:p>2.125</text:p>
          </table:table-cell>
          <table:table-cell table:formula="of:=([.$A52]-[.$B$4])/2" office:value-type="float" office:value="0.867" calcext:value-type="float">
            <text:p>0.8670</text:p>
          </table:table-cell>
          <table:table-cell table:style-name="ce16" table:formula="of:=([.$B$5]*[.$B$4])/(2*[.$B52])" office:value-type="float" office:value="8681.37254901961" calcext:value-type="float">
            <text:p>8,681</text:p>
          </table:table-cell>
          <table:table-cell table:style-name="ce21" table:formula="of:=(2*[.$B$6]*[.$B52])/[.$A52]" office:value-type="float" office:value="41422.76712" calcext:value-type="float">
            <text:p>41,423</text:p>
          </table:table-cell>
          <table:table-cell table:style-name="ce21" table:formula="of:=(2*[.$B$7]*[.$B52])/[.$A52]" office:value-type="float" office:value="76928.4" calcext:value-type="float">
            <text:p>76,928</text:p>
          </table:table-cell>
          <table:table-cell table:style-name="ce26" table:formula="of:=[.$B$6]/[.$C52]" office:value-type="float" office:value="5.84736972332016" calcext:value-type="float">
            <text:p>5.85</text:p>
          </table:table-cell>
          <table:table-cell table:style-name="ce30" table:formula="of:=[.$B$7]/[.$C52]" office:value-type="float" office:value="10.859457933371" calcext:value-type="float">
            <text:p>10.86</text:p>
          </table:table-cell>
          <table:table-cell table:number-columns-repeated="1017"/>
        </table:table-row>
        <table:table-row table:style-name="ro1">
          <table:table-cell office:value-type="float" office:value="2.1875" calcext:value-type="float">
            <text:p>2.188</text:p>
          </table:table-cell>
          <table:table-cell table:formula="of:=([.$A53]-[.$B$4])/2" office:value-type="float" office:value="0.89825" calcext:value-type="float">
            <text:p>0.8983</text:p>
          </table:table-cell>
          <table:table-cell table:style-name="ce16" table:formula="of:=([.$B$5]*[.$B$4])/(2*[.$B53])" office:value-type="float" office:value="8379.34873364876" calcext:value-type="float">
            <text:p>8,379</text:p>
          </table:table-cell>
          <table:table-cell table:style-name="ce21" table:formula="of:=(2*[.$B$6]*[.$B53])/[.$A53]" office:value-type="float" office:value="41689.636488" calcext:value-type="float">
            <text:p>41,690</text:p>
          </table:table-cell>
          <table:table-cell table:style-name="ce21" table:formula="of:=(2*[.$B$7]*[.$B53])/[.$A53]" office:value-type="float" office:value="77424.0171428572" calcext:value-type="float">
            <text:p>77,424</text:p>
          </table:table-cell>
          <table:table-cell table:style-name="ce26" table:formula="of:=[.$B$6]/[.$C53]" office:value-type="float" office:value="6.05813131946059" calcext:value-type="float">
            <text:p>6.06</text:p>
          </table:table-cell>
          <table:table-cell table:style-name="ce30" table:formula="of:=[.$B$7]/[.$C53]" office:value-type="float" office:value="11.2508743813731" calcext:value-type="float">
            <text:p>11.25</text:p>
          </table:table-cell>
          <table:table-cell table:number-columns-repeated="1017"/>
        </table:table-row>
        <table:table-row table:style-name="ro1">
          <table:table-cell office:value-type="float" office:value="2.25" calcext:value-type="float">
            <text:p>2.250</text:p>
          </table:table-cell>
          <table:table-cell table:formula="of:=([.$A54]-[.$B$4])/2" office:value-type="float" office:value="0.9295" calcext:value-type="float">
            <text:p>0.9295</text:p>
          </table:table-cell>
          <table:table-cell table:style-name="ce16" table:formula="of:=([.$B$5]*[.$B$4])/(2*[.$B54])" office:value-type="float" office:value="8097.63313609467" calcext:value-type="float">
            <text:p>8,098</text:p>
          </table:table-cell>
          <table:table-cell table:style-name="ce21" table:formula="of:=(2*[.$B$6]*[.$B54])/[.$A54]" office:value-type="float" office:value="41941.67978" calcext:value-type="float">
            <text:p>41,942</text:p>
          </table:table-cell>
          <table:table-cell table:style-name="ce21" table:formula="of:=(2*[.$B$7]*[.$B54])/[.$A54]" office:value-type="float" office:value="77892.1" calcext:value-type="float">
            <text:p>77,892</text:p>
          </table:table-cell>
          <table:table-cell table:style-name="ce26" table:formula="of:=[.$B$6]/[.$C54]" office:value-type="float" office:value="6.26889291560102" calcext:value-type="float">
            <text:p>6.27</text:p>
          </table:table-cell>
          <table:table-cell table:style-name="ce30" table:formula="of:=[.$B$7]/[.$C54]" office:value-type="float" office:value="11.6422908293752" calcext:value-type="float">
            <text:p>11.64</text:p>
          </table:table-cell>
          <table:table-cell table:number-columns-repeated="1017"/>
        </table:table-row>
        <table:table-row table:style-name="ro1">
          <table:table-cell office:value-type="float" office:value="2.3125" calcext:value-type="float">
            <text:p>2.313</text:p>
          </table:table-cell>
          <table:table-cell table:formula="of:=([.$A55]-[.$B$4])/2" office:value-type="float" office:value="0.96075" calcext:value-type="float">
            <text:p>0.9608</text:p>
          </table:table-cell>
          <table:table-cell table:style-name="ce16" table:formula="of:=([.$B$5]*[.$B$4])/(2*[.$B55])" office:value-type="float" office:value="7834.24408014572" calcext:value-type="float">
            <text:p>7,834</text:p>
          </table:table-cell>
          <table:table-cell table:style-name="ce21" table:formula="of:=(2*[.$B$6]*[.$B55])/[.$A55]" office:value-type="float" office:value="42180.0991102703" calcext:value-type="float">
            <text:p>42,180</text:p>
          </table:table-cell>
          <table:table-cell table:style-name="ce21" table:formula="of:=(2*[.$B$7]*[.$B55])/[.$A55]" office:value-type="float" office:value="78334.8810810811" calcext:value-type="float">
            <text:p>78,335</text:p>
          </table:table-cell>
          <table:table-cell table:style-name="ce26" table:formula="of:=[.$B$6]/[.$C55]" office:value-type="float" office:value="6.47965451174146" calcext:value-type="float">
            <text:p>6.48</text:p>
          </table:table-cell>
          <table:table-cell table:style-name="ce30" table:formula="of:=[.$B$7]/[.$C55]" office:value-type="float" office:value="12.0337072773774" calcext:value-type="float">
            <text:p>12.03</text:p>
          </table:table-cell>
          <table:table-cell table:number-columns-repeated="1017"/>
        </table:table-row>
        <table:table-row table:style-name="ro1">
          <table:table-cell office:value-type="float" office:value="2.375" calcext:value-type="float">
            <text:p>2.375</text:p>
          </table:table-cell>
          <table:table-cell table:formula="of:=([.$A56]-[.$B$4])/2" office:value-type="float" office:value="0.992" calcext:value-type="float">
            <text:p>0.9920</text:p>
          </table:table-cell>
          <table:table-cell table:style-name="ce16" table:formula="of:=([.$B$5]*[.$B$4])/(2*[.$B56])" office:value-type="float" office:value="7587.44959677419" calcext:value-type="float">
            <text:p>7,587</text:p>
          </table:table-cell>
          <table:table-cell table:style-name="ce21" table:formula="of:=(2*[.$B$6]*[.$B56])/[.$A56]" office:value-type="float" office:value="42405.9700547368" calcext:value-type="float">
            <text:p>42,406</text:p>
          </table:table-cell>
          <table:table-cell table:style-name="ce21" table:formula="of:=(2*[.$B$7]*[.$B56])/[.$A56]" office:value-type="float" office:value="78754.3578947369" calcext:value-type="float">
            <text:p>78,754</text:p>
          </table:table-cell>
          <table:table-cell table:style-name="ce26" table:formula="of:=[.$B$6]/[.$C56]" office:value-type="float" office:value="6.69041610788189" calcext:value-type="float">
            <text:p>6.69</text:p>
          </table:table-cell>
          <table:table-cell table:style-name="ce30" table:formula="of:=[.$B$7]/[.$C56]" office:value-type="float" office:value="12.4251237253795" calcext:value-type="float">
            <text:p>12.43</text:p>
          </table:table-cell>
          <table:table-cell table:number-columns-repeated="1017"/>
        </table:table-row>
        <table:table-row table:style-name="ro1">
          <table:table-cell office:value-type="float" office:value="2.4375" calcext:value-type="float">
            <text:p>2.438</text:p>
          </table:table-cell>
          <table:table-cell table:formula="of:=([.$A57]-[.$B$4])/2" office:value-type="float" office:value="1.02325" calcext:value-type="float">
            <text:p>1.0233</text:p>
          </table:table-cell>
          <table:table-cell table:style-name="ce16" table:formula="of:=([.$B$5]*[.$B$4])/(2*[.$B57])" office:value-type="float" office:value="7355.72929391644" calcext:value-type="float">
            <text:p>7,356</text:p>
          </table:table-cell>
          <table:table-cell table:style-name="ce21" table:formula="of:=(2*[.$B$6]*[.$B57])/[.$A57]" office:value-type="float" office:value="42620.2578738462" calcext:value-type="float">
            <text:p>42,620</text:p>
          </table:table-cell>
          <table:table-cell table:style-name="ce21" table:formula="of:=(2*[.$B$7]*[.$B57])/[.$A57]" office:value-type="float" office:value="79152.3230769231" calcext:value-type="float">
            <text:p>79,152</text:p>
          </table:table-cell>
          <table:table-cell table:style-name="ce26" table:formula="of:=[.$B$6]/[.$C57]" office:value-type="float" office:value="6.90117770402232" calcext:value-type="float">
            <text:p>6.90</text:p>
          </table:table-cell>
          <table:table-cell table:style-name="ce30" table:formula="of:=[.$B$7]/[.$C57]" office:value-type="float" office:value="12.8165401733816" calcext:value-type="float">
            <text:p>12.82</text:p>
          </table:table-cell>
          <table:table-cell table:number-columns-repeated="1017"/>
        </table:table-row>
        <table:table-row table:style-name="ro1">
          <table:table-cell office:value-type="float" office:value="2.5" calcext:value-type="float">
            <text:p>2.500</text:p>
          </table:table-cell>
          <table:table-cell table:formula="of:=([.$A58]-[.$B$4])/2" office:value-type="float" office:value="1.0545" calcext:value-type="float">
            <text:p>1.0545</text:p>
          </table:table-cell>
          <table:table-cell table:style-name="ce16" table:formula="of:=([.$B$5]*[.$B$4])/(2*[.$B58])" office:value-type="float" office:value="7137.74300616406" calcext:value-type="float">
            <text:p>7,138</text:p>
          </table:table-cell>
          <table:table-cell table:style-name="ce21" table:formula="of:=(2*[.$B$6]*[.$B58])/[.$A58]" office:value-type="float" office:value="42823.831302" calcext:value-type="float">
            <text:p>42,824</text:p>
          </table:table-cell>
          <table:table-cell table:style-name="ce21" table:formula="of:=(2*[.$B$7]*[.$B58])/[.$A58]" office:value-type="float" office:value="79530.39" calcext:value-type="float">
            <text:p>79,530</text:p>
          </table:table-cell>
          <table:table-cell table:style-name="ce26" table:formula="of:=[.$B$6]/[.$C58]" office:value-type="float" office:value="7.11193930016275" calcext:value-type="float">
            <text:p>7.11</text:p>
          </table:table-cell>
          <table:table-cell table:style-name="ce30" table:formula="of:=[.$B$7]/[.$C58]" office:value-type="float" office:value="13.2079566213837" calcext:value-type="float">
            <text:p>13.21</text:p>
          </table:table-cell>
          <table:table-cell table:number-columns-repeated="1017"/>
        </table:table-row>
        <table:table-row table:style-name="ro1">
          <table:table-cell office:value-type="float" office:value="2.5625" calcext:value-type="float">
            <text:p>2.563</text:p>
          </table:table-cell>
          <table:table-cell table:formula="of:=([.$A59]-[.$B$4])/2" office:value-type="float" office:value="1.08575" calcext:value-type="float">
            <text:p>1.0858</text:p>
          </table:table-cell>
          <table:table-cell table:style-name="ce16" table:formula="of:=([.$B$5]*[.$B$4])/(2*[.$B59])" office:value-type="float" office:value="6932.30485839282" calcext:value-type="float">
            <text:p>6,932</text:p>
          </table:table-cell>
          <table:table-cell table:style-name="ce21" table:formula="of:=(2*[.$B$6]*[.$B59])/[.$A59]" office:value-type="float" office:value="43017.4743190244" calcext:value-type="float">
            <text:p>43,017</text:p>
          </table:table-cell>
          <table:table-cell table:style-name="ce21" table:formula="of:=(2*[.$B$7]*[.$B59])/[.$A59]" office:value-type="float" office:value="79890.0146341463" calcext:value-type="float">
            <text:p>79,890</text:p>
          </table:table-cell>
          <table:table-cell table:style-name="ce26" table:formula="of:=[.$B$6]/[.$C59]" office:value-type="float" office:value="7.32270089630319" calcext:value-type="float">
            <text:p>7.32</text:p>
          </table:table-cell>
          <table:table-cell table:style-name="ce30" table:formula="of:=[.$B$7]/[.$C59]" office:value-type="float" office:value="13.5993730693859" calcext:value-type="float">
            <text:p>13.60</text:p>
          </table:table-cell>
          <table:table-cell table:number-columns-repeated="1017"/>
        </table:table-row>
        <table:table-row table:style-name="ro1">
          <table:table-cell office:value-type="float" office:value="2.625" calcext:value-type="float">
            <text:p>2.625</text:p>
          </table:table-cell>
          <table:table-cell table:formula="of:=([.$A60]-[.$B$4])/2" office:value-type="float" office:value="1.117" calcext:value-type="float">
            <text:p>1.1170</text:p>
          </table:table-cell>
          <table:table-cell table:style-name="ce16" table:formula="of:=([.$B$5]*[.$B$4])/(2*[.$B60])" office:value-type="float" office:value="6738.36168307968" calcext:value-type="float">
            <text:p>6,738</text:p>
          </table:table-cell>
          <table:table-cell table:style-name="ce21" table:formula="of:=(2*[.$B$6]*[.$B60])/[.$A60]" office:value-type="float" office:value="43201.89624" calcext:value-type="float">
            <text:p>43,202</text:p>
          </table:table-cell>
          <table:table-cell table:style-name="ce21" table:formula="of:=(2*[.$B$7]*[.$B60])/[.$A60]" office:value-type="float" office:value="80232.5142857143" calcext:value-type="float">
            <text:p>80,233</text:p>
          </table:table-cell>
          <table:table-cell table:style-name="ce26" table:formula="of:=[.$B$6]/[.$C60]" office:value-type="float" office:value="7.53346249244362" calcext:value-type="float">
            <text:p>7.53</text:p>
          </table:table-cell>
          <table:table-cell table:style-name="ce30" table:formula="of:=[.$B$7]/[.$C60]" office:value-type="float" office:value="13.990789517388" calcext:value-type="float">
            <text:p>13.99</text:p>
          </table:table-cell>
          <table:table-cell table:number-columns-repeated="1017"/>
        </table:table-row>
        <table:table-row table:style-name="ro1">
          <table:table-cell office:value-type="float" office:value="2.6875" calcext:value-type="float">
            <text:p>2.688</text:p>
          </table:table-cell>
          <table:table-cell table:formula="of:=([.$A61]-[.$B$4])/2" office:value-type="float" office:value="1.14825" calcext:value-type="float">
            <text:p>1.1483</text:p>
          </table:table-cell>
          <table:table-cell table:style-name="ce16" table:formula="of:=([.$B$5]*[.$B$4])/(2*[.$B61])" office:value-type="float" office:value="6554.97496189854" calcext:value-type="float">
            <text:p>6,555</text:p>
          </table:table-cell>
          <table:table-cell table:style-name="ce21" table:formula="of:=(2*[.$B$6]*[.$B61])/[.$A61]" office:value-type="float" office:value="43377.7403972093" calcext:value-type="float">
            <text:p>43,378</text:p>
          </table:table-cell>
          <table:table-cell table:style-name="ce21" table:formula="of:=(2*[.$B$7]*[.$B61])/[.$A61]" office:value-type="float" office:value="80559.0837209302" calcext:value-type="float">
            <text:p>80,559</text:p>
          </table:table-cell>
          <table:table-cell table:style-name="ce26" table:formula="of:=[.$B$6]/[.$C61]" office:value-type="float" office:value="7.74422408858405" calcext:value-type="float">
            <text:p>7.74</text:p>
          </table:table-cell>
          <table:table-cell table:style-name="ce30" table:formula="of:=[.$B$7]/[.$C61]" office:value-type="float" office:value="14.3822059653901" calcext:value-type="float">
            <text:p>14.38</text:p>
          </table:table-cell>
          <table:table-cell table:number-columns-repeated="1017"/>
        </table:table-row>
        <table:table-row table:style-name="ro1">
          <table:table-cell office:value-type="float" office:value="2.75" calcext:value-type="float">
            <text:p>2.750</text:p>
          </table:table-cell>
          <table:table-cell table:formula="of:=([.$A62]-[.$B$4])/2" office:value-type="float" office:value="1.1795" calcext:value-type="float">
            <text:p>1.1795</text:p>
          </table:table-cell>
          <table:table-cell table:style-name="ce16" table:formula="of:=([.$B$5]*[.$B$4])/(2*[.$B62])" office:value-type="float" office:value="6381.3056379822" calcext:value-type="float">
            <text:p>6,381</text:p>
          </table:table-cell>
          <table:table-cell table:style-name="ce21" table:formula="of:=(2*[.$B$6]*[.$B62])/[.$A62]" office:value-type="float" office:value="43545.5916381818" calcext:value-type="float">
            <text:p>43,546</text:p>
          </table:table-cell>
          <table:table-cell table:style-name="ce21" table:formula="of:=(2*[.$B$7]*[.$B62])/[.$A62]" office:value-type="float" office:value="80870.8090909091" calcext:value-type="float">
            <text:p>80,871</text:p>
          </table:table-cell>
          <table:table-cell table:style-name="ce26" table:formula="of:=[.$B$6]/[.$C62]" office:value-type="float" office:value="7.95498568472448" calcext:value-type="float">
            <text:p>7.95</text:p>
          </table:table-cell>
          <table:table-cell table:style-name="ce30" table:formula="of:=[.$B$7]/[.$C62]" office:value-type="float" office:value="14.7736224133922" calcext:value-type="float">
            <text:p>14.77</text:p>
          </table:table-cell>
          <table:table-cell table:number-columns-repeated="1017"/>
        </table:table-row>
        <table:table-row table:style-name="ro1">
          <table:table-cell office:value-type="float" office:value="2.8125" calcext:value-type="float">
            <text:p>2.813</text:p>
          </table:table-cell>
          <table:table-cell table:formula="of:=([.$A63]-[.$B$4])/2" office:value-type="float" office:value="1.21075" calcext:value-type="float">
            <text:p>1.2108</text:p>
          </table:table-cell>
          <table:table-cell table:style-name="ce16" table:formula="of:=([.$B$5]*[.$B$4])/(2*[.$B63])" office:value-type="float" office:value="6216.60128019822" calcext:value-type="float">
            <text:p>6,217</text:p>
          </table:table-cell>
          <table:table-cell table:style-name="ce21" table:formula="of:=(2*[.$B$6]*[.$B63])/[.$A63]" office:value-type="float" office:value="43705.982824" calcext:value-type="float">
            <text:p>43,706</text:p>
          </table:table-cell>
          <table:table-cell table:style-name="ce21" table:formula="of:=(2*[.$B$7]*[.$B63])/[.$A63]" office:value-type="float" office:value="81168.68" calcext:value-type="float">
            <text:p>81,169</text:p>
          </table:table-cell>
          <table:table-cell table:style-name="ce26" table:formula="of:=[.$B$6]/[.$C63]" office:value-type="float" office:value="8.16574728086492" calcext:value-type="float">
            <text:p>8.17</text:p>
          </table:table-cell>
          <table:table-cell table:style-name="ce30" table:formula="of:=[.$B$7]/[.$C63]" office:value-type="float" office:value="15.1650388613944" calcext:value-type="float">
            <text:p>15.17</text:p>
          </table:table-cell>
          <table:table-cell table:number-columns-repeated="1017"/>
        </table:table-row>
        <table:table-row table:style-name="ro1">
          <table:table-cell office:value-type="float" office:value="2.875" calcext:value-type="float">
            <text:p>2.875</text:p>
          </table:table-cell>
          <table:table-cell table:formula="of:=([.$A64]-[.$B$4])/2" office:value-type="float" office:value="1.242" calcext:value-type="float">
            <text:p>1.2420</text:p>
          </table:table-cell>
          <table:table-cell table:style-name="ce16" table:formula="of:=([.$B$5]*[.$B$4])/(2*[.$B64])" office:value-type="float" office:value="6060.18518518519" calcext:value-type="float">
            <text:p>6,060</text:p>
          </table:table-cell>
          <table:table-cell table:style-name="ce21" table:formula="of:=(2*[.$B$6]*[.$B64])/[.$A64]" office:value-type="float" office:value="43859.40048" calcext:value-type="float">
            <text:p>43,859</text:p>
          </table:table-cell>
          <table:table-cell table:style-name="ce21" table:formula="of:=(2*[.$B$7]*[.$B64])/[.$A64]" office:value-type="float" office:value="81453.6" calcext:value-type="float">
            <text:p>81,454</text:p>
          </table:table-cell>
          <table:table-cell table:style-name="ce26" table:formula="of:=[.$B$6]/[.$C64]" office:value-type="float" office:value="8.37650887700535" calcext:value-type="float">
            <text:p>8.38</text:p>
          </table:table-cell>
          <table:table-cell table:style-name="ce30" table:formula="of:=[.$B$7]/[.$C64]" office:value-type="float" office:value="15.5564553093965" calcext:value-type="float">
            <text:p>15.56</text:p>
          </table:table-cell>
          <table:table-cell table:number-columns-repeated="1017"/>
        </table:table-row>
        <table:table-row table:style-name="ro1">
          <table:table-cell office:value-type="float" office:value="2.9375" calcext:value-type="float">
            <text:p>2.938</text:p>
          </table:table-cell>
          <table:table-cell table:formula="of:=([.$A65]-[.$B$4])/2" office:value-type="float" office:value="1.27325" calcext:value-type="float">
            <text:p>1.2733</text:p>
          </table:table-cell>
          <table:table-cell table:style-name="ce16" table:formula="of:=([.$B$5]*[.$B$4])/(2*[.$B65])" office:value-type="float" office:value="5911.44708423326" calcext:value-type="float">
            <text:p>5,911</text:p>
          </table:table-cell>
          <table:table-cell table:style-name="ce21" table:formula="of:=(2*[.$B$6]*[.$B65])/[.$A65]" office:value-type="float" office:value="44006.2897251064" calcext:value-type="float">
            <text:p>44,006</text:p>
          </table:table-cell>
          <table:table-cell table:style-name="ce21" table:formula="of:=(2*[.$B$7]*[.$B65])/[.$A65]" office:value-type="float" office:value="81726.3957446809" calcext:value-type="float">
            <text:p>81,726</text:p>
          </table:table-cell>
          <table:table-cell table:style-name="ce26" table:formula="of:=[.$B$6]/[.$C65]" office:value-type="float" office:value="8.58727047314578" calcext:value-type="float">
            <text:p>8.59</text:p>
          </table:table-cell>
          <table:table-cell table:style-name="ce30" table:formula="of:=[.$B$7]/[.$C65]" office:value-type="float" office:value="15.9478717573986" calcext:value-type="float">
            <text:p>15.9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.000</text:p>
          </table:table-cell>
          <table:table-cell table:formula="of:=([.$A66]-[.$B$4])/2" office:value-type="float" office:value="1.3045" calcext:value-type="float">
            <text:p>1.3045</text:p>
          </table:table-cell>
          <table:table-cell table:style-name="ce16" table:formula="of:=([.$B$5]*[.$B$4])/(2*[.$B66])" office:value-type="float" office:value="5769.83518589498" calcext:value-type="float">
            <text:p>5,770</text:p>
          </table:table-cell>
          <table:table-cell table:style-name="ce21" table:formula="of:=(2*[.$B$6]*[.$B66])/[.$A66]" office:value-type="float" office:value="44147.058585" calcext:value-type="float">
            <text:p>44,147</text:p>
          </table:table-cell>
          <table:table-cell table:style-name="ce21" table:formula="of:=(2*[.$B$7]*[.$B66])/[.$A66]" office:value-type="float" office:value="81987.825" calcext:value-type="float">
            <text:p>81,988</text:p>
          </table:table-cell>
          <table:table-cell table:style-name="ce26" table:formula="of:=[.$B$6]/[.$C66]" office:value-type="float" office:value="8.79803206928621" calcext:value-type="float">
            <text:p>8.80</text:p>
          </table:table-cell>
          <table:table-cell table:style-name="ce30" table:formula="of:=[.$B$7]/[.$C66]" office:value-type="float" office:value="16.3392882054007" calcext:value-type="float">
            <text:p>16.34</text:p>
          </table:table-cell>
          <table:table-cell table:number-columns-repeated="1017"/>
        </table:table-row>
        <table:table-row table:style-name="ro1">
          <table:table-cell office:value-type="float" office:value="3.0625" calcext:value-type="float">
            <text:p>3.063</text:p>
          </table:table-cell>
          <table:table-cell table:formula="of:=([.$A67]-[.$B$4])/2" office:value-type="float" office:value="1.33575" calcext:value-type="float">
            <text:p>1.3358</text:p>
          </table:table-cell>
          <table:table-cell table:style-name="ce16" table:formula="of:=([.$B$5]*[.$B$4])/(2*[.$B67])" office:value-type="float" office:value="5634.84933557926" calcext:value-type="float">
            <text:p>5,635</text:p>
          </table:table-cell>
          <table:table-cell table:style-name="ce21" table:formula="of:=(2*[.$B$6]*[.$B67])/[.$A67]" office:value-type="float" office:value="44282.0817771429" calcext:value-type="float">
            <text:p>44,282</text:p>
          </table:table-cell>
          <table:table-cell table:style-name="ce21" table:formula="of:=(2*[.$B$7]*[.$B67])/[.$A67]" office:value-type="float" office:value="82238.5836734694" calcext:value-type="float">
            <text:p>82,239</text:p>
          </table:table-cell>
          <table:table-cell table:style-name="ce26" table:formula="of:=[.$B$6]/[.$C67]" office:value-type="float" office:value="9.00879366542664" calcext:value-type="float">
            <text:p>9.01</text:p>
          </table:table-cell>
          <table:table-cell table:style-name="ce30" table:formula="of:=[.$B$7]/[.$C67]" office:value-type="float" office:value="16.7307046534029" calcext:value-type="float">
            <text:p>16.73</text:p>
          </table:table-cell>
          <table:table-cell table:number-columns-repeated="1017"/>
        </table:table-row>
        <table:table-row table:style-name="ro1">
          <table:table-cell office:value-type="float" office:value="3.125" calcext:value-type="float">
            <text:p>3.125</text:p>
          </table:table-cell>
          <table:table-cell table:formula="of:=([.$A68]-[.$B$4])/2" office:value-type="float" office:value="1.367" calcext:value-type="float">
            <text:p>1.3670</text:p>
          </table:table-cell>
          <table:table-cell table:style-name="ce16" table:formula="of:=([.$B$5]*[.$B$4])/(2*[.$B68])" office:value-type="float" office:value="5506.03511338698" calcext:value-type="float">
            <text:p>5,506</text:p>
          </table:table-cell>
          <table:table-cell table:style-name="ce21" table:formula="of:=(2*[.$B$6]*[.$B68])/[.$A68]" office:value-type="float" office:value="44411.7040416" calcext:value-type="float">
            <text:p>44,412</text:p>
          </table:table-cell>
          <table:table-cell table:style-name="ce21" table:formula="of:=(2*[.$B$7]*[.$B68])/[.$A68]" office:value-type="float" office:value="82479.312" calcext:value-type="float">
            <text:p>82,479</text:p>
          </table:table-cell>
          <table:table-cell table:style-name="ce26" table:formula="of:=[.$B$6]/[.$C68]" office:value-type="float" office:value="9.21955526156708" calcext:value-type="float">
            <text:p>9.22</text:p>
          </table:table-cell>
          <table:table-cell table:style-name="ce30" table:formula="of:=[.$B$7]/[.$C68]" office:value-type="float" office:value="17.122121101405" calcext:value-type="float">
            <text:p>17.12</text:p>
          </table:table-cell>
          <table:table-cell table:number-columns-repeated="1017"/>
        </table:table-row>
        <table:table-row table:style-name="ro1">
          <table:table-cell office:value-type="float" office:value="3.1875" calcext:value-type="float">
            <text:p>3.188</text:p>
          </table:table-cell>
          <table:table-cell table:formula="of:=([.$A69]-[.$B$4])/2" office:value-type="float" office:value="1.39825" calcext:value-type="float">
            <text:p>1.3983</text:p>
          </table:table-cell>
          <table:table-cell table:style-name="ce16" table:formula="of:=([.$B$5]*[.$B$4])/(2*[.$B69])" office:value-type="float" office:value="5382.97872340426" calcext:value-type="float">
            <text:p>5,383</text:p>
          </table:table-cell>
          <table:table-cell table:style-name="ce21" table:formula="of:=(2*[.$B$6]*[.$B69])/[.$A69]" office:value-type="float" office:value="44536.24308" calcext:value-type="float">
            <text:p>44,536</text:p>
          </table:table-cell>
          <table:table-cell table:style-name="ce21" table:formula="of:=(2*[.$B$7]*[.$B69])/[.$A69]" office:value-type="float" office:value="82710.6" calcext:value-type="float">
            <text:p>82,711</text:p>
          </table:table-cell>
          <table:table-cell table:style-name="ce26" table:formula="of:=[.$B$6]/[.$C69]" office:value-type="float" office:value="9.43031685770751" calcext:value-type="float">
            <text:p>9.43</text:p>
          </table:table-cell>
          <table:table-cell table:style-name="ce30" table:formula="of:=[.$B$7]/[.$C69]" office:value-type="float" office:value="17.5135375494071" calcext:value-type="float">
            <text:p>17.51</text:p>
          </table:table-cell>
          <table:table-cell table:number-columns-repeated="1017"/>
        </table:table-row>
        <table:table-row table:style-name="ro1">
          <table:table-cell office:value-type="float" office:value="3.25" calcext:value-type="float">
            <text:p>3.250</text:p>
          </table:table-cell>
          <table:table-cell table:formula="of:=([.$A70]-[.$B$4])/2" office:value-type="float" office:value="1.4295" calcext:value-type="float">
            <text:p>1.4295</text:p>
          </table:table-cell>
          <table:table-cell table:style-name="ce16" table:formula="of:=([.$B$5]*[.$B$4])/(2*[.$B70])" office:value-type="float" office:value="5265.30255334033" calcext:value-type="float">
            <text:p>5,265</text:p>
          </table:table-cell>
          <table:table-cell table:style-name="ce21" table:formula="of:=(2*[.$B$6]*[.$B70])/[.$A70]" office:value-type="float" office:value="44655.9921553846" calcext:value-type="float">
            <text:p>44,656</text:p>
          </table:table-cell>
          <table:table-cell table:style-name="ce21" table:formula="of:=(2*[.$B$7]*[.$B70])/[.$A70]" office:value-type="float" office:value="82932.9923076923" calcext:value-type="float">
            <text:p>82,933</text:p>
          </table:table-cell>
          <table:table-cell table:style-name="ce26" table:formula="of:=[.$B$6]/[.$C70]" office:value-type="float" office:value="9.64107845384794" calcext:value-type="float">
            <text:p>9.64</text:p>
          </table:table-cell>
          <table:table-cell table:style-name="ce30" table:formula="of:=[.$B$7]/[.$C70]" office:value-type="float" office:value="17.9049539974092" calcext:value-type="float">
            <text:p>17.90</text:p>
          </table:table-cell>
          <table:table-cell table:number-columns-repeated="1017"/>
        </table:table-row>
        <table:table-row table:style-name="ro1">
          <table:table-cell office:value-type="float" office:value="3.3125" calcext:value-type="float">
            <text:p>3.313</text:p>
          </table:table-cell>
          <table:table-cell table:formula="of:=([.$A71]-[.$B$4])/2" office:value-type="float" office:value="1.46075" calcext:value-type="float">
            <text:p>1.4608</text:p>
          </table:table-cell>
          <table:table-cell table:style-name="ce16" table:formula="of:=([.$B$5]*[.$B$4])/(2*[.$B71])" office:value-type="float" office:value="5152.66130412459" calcext:value-type="float">
            <text:p>5,153</text:p>
          </table:table-cell>
          <table:table-cell table:style-name="ce21" table:formula="of:=(2*[.$B$6]*[.$B71])/[.$A71]" office:value-type="float" office:value="44771.2223977359" calcext:value-type="float">
            <text:p>44,771</text:p>
          </table:table-cell>
          <table:table-cell table:style-name="ce21" table:formula="of:=(2*[.$B$7]*[.$B71])/[.$A71]" office:value-type="float" office:value="83146.9924528302" calcext:value-type="float">
            <text:p>83,147</text:p>
          </table:table-cell>
          <table:table-cell table:style-name="ce26" table:formula="of:=[.$B$6]/[.$C71]" office:value-type="float" office:value="9.85184004998837" calcext:value-type="float">
            <text:p>9.85</text:p>
          </table:table-cell>
          <table:table-cell table:style-name="ce30" table:formula="of:=[.$B$7]/[.$C71]" office:value-type="float" office:value="18.2963704454114" calcext:value-type="float">
            <text:p>18.30</text:p>
          </table:table-cell>
          <table:table-cell table:number-columns-repeated="1017"/>
        </table:table-row>
        <table:table-row table:style-name="ro1">
          <table:table-cell office:value-type="float" office:value="3.375" calcext:value-type="float">
            <text:p>3.375</text:p>
          </table:table-cell>
          <table:table-cell table:formula="of:=([.$A72]-[.$B$4])/2" office:value-type="float" office:value="1.492" calcext:value-type="float">
            <text:p>1.4920</text:p>
          </table:table-cell>
          <table:table-cell table:style-name="ce16" table:formula="of:=([.$B$5]*[.$B$4])/(2*[.$B72])" office:value-type="float" office:value="5044.73860589812" calcext:value-type="float">
            <text:p>5,045</text:p>
          </table:table-cell>
          <table:table-cell table:style-name="ce21" table:formula="of:=(2*[.$B$6]*[.$B72])/[.$A72]" office:value-type="float" office:value="44882.1848533333" calcext:value-type="float">
            <text:p>44,882</text:p>
          </table:table-cell>
          <table:table-cell table:style-name="ce21" table:formula="of:=(2*[.$B$7]*[.$B72])/[.$A72]" office:value-type="float" office:value="83353.0666666667" calcext:value-type="float">
            <text:p>83,353</text:p>
          </table:table-cell>
          <table:table-cell table:style-name="ce26" table:formula="of:=[.$B$6]/[.$C72]" office:value-type="float" office:value="10.0626016461288" calcext:value-type="float">
            <text:p>10.06</text:p>
          </table:table-cell>
          <table:table-cell table:style-name="ce30" table:formula="of:=[.$B$7]/[.$C72]" office:value-type="float" office:value="18.6877868934135" calcext:value-type="float">
            <text:p>18.69</text:p>
          </table:table-cell>
          <table:table-cell table:number-columns-repeated="1017"/>
        </table:table-row>
        <table:table-row table:style-name="ro1">
          <table:table-cell office:value-type="float" office:value="3.4375" calcext:value-type="float">
            <text:p>3.438</text:p>
          </table:table-cell>
          <table:table-cell table:formula="of:=([.$A73]-[.$B$4])/2" office:value-type="float" office:value="1.52325" calcext:value-type="float">
            <text:p>1.5233</text:p>
          </table:table-cell>
          <table:table-cell table:style-name="ce16" table:formula="of:=([.$B$5]*[.$B$4])/(2*[.$B73])" office:value-type="float" office:value="4941.24405054981" calcext:value-type="float">
            <text:p>4,941</text:p>
          </table:table-cell>
          <table:table-cell table:style-name="ce21" table:formula="of:=(2*[.$B$6]*[.$B73])/[.$A73]" office:value-type="float" office:value="44989.1123105455" calcext:value-type="float">
            <text:p>44,989</text:p>
          </table:table-cell>
          <table:table-cell table:style-name="ce21" table:formula="of:=(2*[.$B$7]*[.$B73])/[.$A73]" office:value-type="float" office:value="83551.6472727273" calcext:value-type="float">
            <text:p>83,552</text:p>
          </table:table-cell>
          <table:table-cell table:style-name="ce26" table:formula="of:=[.$B$6]/[.$C73]" office:value-type="float" office:value="10.2733632422692" calcext:value-type="float">
            <text:p>10.27</text:p>
          </table:table-cell>
          <table:table-cell table:style-name="ce30" table:formula="of:=[.$B$7]/[.$C73]" office:value-type="float" office:value="19.0792033414156" calcext:value-type="float">
            <text:p>19.08</text:p>
          </table:table-cell>
          <table:table-cell table:number-columns-repeated="1017"/>
        </table:table-row>
        <table:table-row table:style-name="ro1">
          <table:table-cell office:value-type="float" office:value="3.5" calcext:value-type="float">
            <text:p>3.500</text:p>
          </table:table-cell>
          <table:table-cell table:formula="of:=([.$A74]-[.$B$4])/2" office:value-type="float" office:value="1.5545" calcext:value-type="float">
            <text:p>1.5545</text:p>
          </table:table-cell>
          <table:table-cell table:style-name="ce16" table:formula="of:=([.$B$5]*[.$B$4])/(2*[.$B74])" office:value-type="float" office:value="4841.91058218077" calcext:value-type="float">
            <text:p>4,842</text:p>
          </table:table-cell>
          <table:table-cell table:style-name="ce21" table:formula="of:=(2*[.$B$6]*[.$B74])/[.$A74]" office:value-type="float" office:value="45092.22093" calcext:value-type="float">
            <text:p>45,092</text:p>
          </table:table-cell>
          <table:table-cell table:style-name="ce21" table:formula="of:=(2*[.$B$7]*[.$B74])/[.$A74]" office:value-type="float" office:value="83743.1357142857" calcext:value-type="float">
            <text:p>83,743</text:p>
          </table:table-cell>
          <table:table-cell table:style-name="ce26" table:formula="of:=[.$B$6]/[.$C74]" office:value-type="float" office:value="10.4841248384097" calcext:value-type="float">
            <text:p>10.48</text:p>
          </table:table-cell>
          <table:table-cell table:style-name="ce30" table:formula="of:=[.$B$7]/[.$C74]" office:value-type="float" office:value="19.4706197894177" calcext:value-type="float">
            <text:p>19.47</text:p>
          </table:table-cell>
          <table:table-cell table:number-columns-repeated="1017"/>
        </table:table-row>
        <table:table-row table:style-name="ro1" table:number-rows-repeated="25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14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 table:number-rows-repeated="3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5">
          <table:table-cell/>
          <table:table-cell table:style-name="ce14"/>
          <table:table-cell table:style-name="ce20"/>
          <table:table-cell table:number-columns-repeated="3"/>
          <table:table-cell table:style-name="ce13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14"/>
          <table:table-cell table:number-columns-repeated="1022"/>
        </table:table-row>
        <table:table-row table:style-name="ro1">
          <table:table-cell table:style-name="Default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/>
          <table:table-cell table:style-name="ce14"/>
          <table:table-cell table:number-columns-repeated="1022"/>
        </table:table-row>
        <table:table-row table:style-name="ro1">
          <table:table-cell table:style-name="Default"/>
          <table:table-cell table:style-name="ce15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4">
          <table:table-cell/>
          <table:table-cell table:style-name="ce14"/>
          <table:table-cell table:style-name="ce20" table:number-columns-repeated="2"/>
          <table:table-cell table:style-name="ce13" table:number-columns-repeated="3"/>
          <table:table-cell table:number-columns-repeated="1017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13"/>
          <table:table-cell table:number-columns-repeated="1022"/>
        </table:table-row>
        <table:table-row table:style-name="ro1">
          <table:table-cell table:style-name="Default"/>
          <table:table-cell table:style-name="ce13"/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/>
          <table:table-cell table:style-name="ce14"/>
          <table:table-cell table:style-name="ce20" table:number-columns-repeated="2"/>
          <table:table-cell table:number-columns-repeated="1020"/>
        </table:table-row>
        <table:table-row table:style-name="ro1">
          <table:table-cell/>
          <table:table-cell table:style-name="ce14"/>
          <table:table-cell table:style-name="ce20" table:number-columns-repeated="2"/>
          <table:table-cell table:number-columns-repeated="1020"/>
        </table:table-row>
        <calcext:conditional-formats>
          <calcext:conditional-format calcext:target-range-address="Calculator.B35:Calculator.B74 Calculator.B21:Calculator.B33">
            <calcext:condition calcext:apply-style-name="DANGER" calcext:value="&lt;=0" calcext:base-cell-address="Calculator.B21"/>
          </calcext:conditional-format>
          <calcext:conditional-format calcext:target-range-address="Calculator.C35:Calculator.C74 Calculator.C21:Calculator.C33">
            <calcext:condition calcext:apply-style-name="DANGER" calcext:value="&gt;=[.$B$6]" calcext:base-cell-address="Calculator.C21"/>
            <calcext:condition calcext:apply-style-name="DANGER" calcext:value="&lt;=0" calcext:base-cell-address="Calculator.C21"/>
          </calcext:conditional-format>
          <calcext:conditional-format calcext:target-range-address="Calculator.F35:Calculator.F74 Calculator.F21:Calculator.F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5:Calculator.G74 Calculator.G21:Calculator.G33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5:Calculator.D74 Calculator.E35:Calculator.E74 Calculator.D21:Calculator.E33">
            <calcext:condition calcext:apply-style-name="DANGER" calcext:value="&lt;=[.$B$5]" calcext:base-cell-address="Calculator.D21"/>
          </calcext:conditional-format>
          <calcext:conditional-format calcext:target-range-address="Calculator.B34:Calculator.B34">
            <calcext:condition calcext:apply-style-name="DANGER" calcext:value="&lt;=0" calcext:base-cell-address="Calculator.B34"/>
          </calcext:conditional-format>
          <calcext:conditional-format calcext:target-range-address="Calculator.C34:Calculator.C34">
            <calcext:condition calcext:apply-style-name="DANGER" calcext:value="&gt;=[.$B$6]" calcext:base-cell-address="Calculator.C34"/>
            <calcext:condition calcext:apply-style-name="DANGER" calcext:value="&lt;=0" calcext:base-cell-address="Calculator.C34"/>
          </calcext:conditional-format>
          <calcext:conditional-format calcext:target-range-address="Calculator.F34:Calculator.F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G34:Calculator.G34">
            <calcext:data-bar calcext:max-length="100" calcext:negative-color="#ff0000" calcext:positive-color="#00cccc" calcext:axis-color="#000000">
              <calcext:formatting-entry calcext:value="1" calcext:type="number"/>
              <calcext:formatting-entry calcext:value="4" calcext:type="number"/>
            </calcext:data-bar>
          </calcext:conditional-format>
          <calcext:conditional-format calcext:target-range-address="Calculator.D34:Calculator.E34">
            <calcext:condition calcext:apply-style-name="DANGER" calcext:value="&lt;=[.$B$5]" calcext:base-cell-address="Calculator.D34"/>
          </calcext:conditional-format>
        </calcext:conditional-formats>
      </table:table>
      <table:table table:name="Cartridges" table:style-name="ta1"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aliber</text:p>
          </table:table-cell>
          <table:table-cell office:value-type="string" calcext:value-type="string">
            <text:p>Chamber Peak Pressure</text:p>
          </table:table-cell>
          <table:table-cell office:value-type="string" calcext:value-type="string">
            <text:p>Base Diameter</text:p>
          </table:table-cell>
        </table:table-row>
        <table:table-row table:style-name="ro1">
          <table:table-cell office:value-type="string" calcext:value-type="string">
            <text:p>.22LR</text:p>
          </table:table-cell>
          <table:table-cell office:value-type="float" office:value="24000" calcext:value-type="float">
            <text:p>24000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.45 ACP</text:p>
          </table:table-cell>
          <table:table-cell office:value-type="float" office:value="21000" calcext:value-type="float">
            <text:p>21000</text:p>
          </table:table-cell>
          <table:table-cell office:value-type="float" office:value="0.476" calcext:value-type="float">
            <text:p>0.476</text:p>
          </table:table-cell>
        </table:table-row>
        <table:table-row table:style-name="ro1">
          <table:table-cell office:value-type="string" calcext:value-type="string">
            <text:p>.44 Magnum</text:p>
          </table:table-cell>
          <table:table-cell table:style-name="ce15" office:value-type="float" office:value="36000" calcext:value-type="float">
            <text:p>36000</text:p>
          </table:table-cell>
          <table:table-cell table:style-name="ce14" office:value-type="float" office:value="0.457" calcext:value-type="float">
            <text:p>0.4570</text:p>
          </table:table-cell>
        </table:table-row>
        <table:table-row table:style-name="ro1">
          <table:table-cell office:value-type="string" calcext:value-type="string">
            <text:p>12 Gauge</text:p>
          </table:table-cell>
          <table:table-cell table:style-name="ce15" office:value-type="float" office:value="13000" calcext:value-type="float">
            <text:p>13000</text:p>
          </table:table-cell>
          <table:table-cell table:style-name="ce14" office:value-type="float" office:value="0.813" calcext:value-type="float">
            <text:p>0.8130</text:p>
          </table:table-cell>
        </table:table-row>
        <table:table-row table:style-name="ro1">
          <table:table-cell office:value-type="string" calcext:value-type="string">
            <text:p>38mm</text:p>
          </table:table-cell>
          <table:table-cell office:value-type="float" office:value="3000" calcext:value-type="float">
            <text:p>3000</text:p>
          </table:table-cell>
          <table:table-cell table:style-name="ce35" table:formula="of:=38/25.4" office:value-type="float" office:value="1.49606299212598" calcext:value-type="float">
            <text:p>1.50</text:p>
          </table:table-cell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38500" calcext:value-type="float">
            <text:p>38500</text:p>
          </table:table-cell>
          <table:table-cell table:style-name="ce36" office:value-type="float" office:value="0.391" calcext:value-type="float">
            <text:p>0.391</text:p>
          </table:table-cell>
        </table:table-row>
        <table:table-row table:style-name="ro1">
          <table:table-cell office:value-type="string" calcext:value-type="string">
            <text:p>.380 Auto</text:p>
          </table:table-cell>
          <table:table-cell office:value-type="float" office:value="21500" calcext:value-type="float">
            <text:p>21500</text:p>
          </table:table-cell>
          <table:table-cell office:value-type="float" office:value="0.374" calcext:value-type="float">
            <text:p>0.374</text:p>
          </table:table-cell>
        </table:table-row>
        <table:table-row table:style-name="ro1">
          <table:table-cell office:value-type="string" calcext:value-type="string">
            <text:p>5.56x45</text:p>
          </table:table-cell>
          <table:table-cell office:value-type="float" office:value="62366" calcext:value-type="float">
            <text:p>62366</text:p>
          </table:table-cell>
          <table:table-cell office:value-type="float" office:value="0.377" calcext:value-type="float">
            <text:p>0.377</text:p>
          </table:table-cell>
        </table:table-row>
        <table:table-row table:style-name="ro1">
          <table:table-cell office:value-type="string" calcext:value-type="string">
            <text:p>7.62x51</text:p>
          </table:table-cell>
          <table:table-cell office:value-type="float" office:value="60191" calcext:value-type="float">
            <text:p>60191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7.62x39</text:p>
          </table:table-cell>
          <table:table-cell office:value-type="float" office:value="51490" calcext:value-type="float">
            <text:p>51490</text:p>
          </table:table-cell>
          <table:table-cell office:value-type="float" office:value="0.447" calcext:value-type="float">
            <text:p>0.447</text:p>
          </table:table-cell>
        </table:table-row>
      </table:table>
      <table:table table:name="Materials" table:style-name="ta1">
        <table:table-column table:style-name="co11" table:default-cell-style-name="Default"/>
        <table:table-column table:style-name="co8" table:number-columns-repeated="2" table:default-cell-style-name="ce13"/>
        <table:table-row table:style-name="ro1"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Yield (psi)</text:p>
          </table:table-cell>
          <table:table-cell table:style-name="Default" office:value-type="string" calcext:value-type="string">
            <text:p>UTS (psi)</text:p>
          </table:table-cell>
        </table:table-row>
        <table:table-row table:style-name="ro1">
          <table:table-cell office:value-type="string" calcext:value-type="string">
            <text:p>4130 (Min)</text:p>
          </table:table-cell>
          <table:table-cell table:style-name="ce20" office:value-type="float" office:value="63100" calcext:value-type="float">
            <text:p>63,100</text:p>
          </table:table-cell>
          <table:table-cell table:style-name="ce20" office:value-type="float" office:value="97200" calcext:value-type="float">
            <text:p>97,200</text:p>
          </table:table-cell>
        </table:table-row>
        <table:table-row table:style-name="ro1">
          <table:table-cell office:value-type="string" calcext:value-type="string">
            <text:p>4130 (Normalized)</text:p>
          </table:table-cell>
          <table:table-cell table:style-name="ce20" office:value-type="float" office:value="116113" calcext:value-type="float">
            <text:p>116,113</text:p>
          </table:table-cell>
          <table:table-cell table:style-name="ce20" office:value-type="float" office:value="122587" calcext:value-type="float">
            <text:p>122,587</text:p>
          </table:table-cell>
        </table:table-row>
        <table:table-row table:style-name="ro1">
          <table:table-cell office:value-type="string" calcext:value-type="string">
            <text:p>4140 (Normalized)</text:p>
          </table:table-cell>
          <table:table-cell table:style-name="ce20" office:value-type="float" office:value="95000" calcext:value-type="float">
            <text:p>95,000</text:p>
          </table:table-cell>
          <table:table-cell table:style-name="ce20" office:value-type="float" office:value="148000" calcext:value-type="float">
            <text:p>148,000</text:p>
          </table:table-cell>
        </table:table-row>
        <table:table-row table:style-name="ro1">
          <table:table-cell office:value-type="string" calcext:value-type="string">
            <text:p>A513 DOM</text:p>
          </table:table-cell>
          <table:table-cell table:style-name="ce20" office:value-type="float" office:value="72000" calcext:value-type="float">
            <text:p>72,000</text:p>
          </table:table-cell>
          <table:table-cell table:style-name="ce20" office:value-type="float" office:value="87000" calcext:value-type="float">
            <text:p>87,000</text:p>
          </table:table-cell>
        </table:table-row>
        <table:table-row table:style-name="ro1">
          <table:table-cell office:value-type="string" calcext:value-type="string">
            <text:p>A53 ERW Pipe</text:p>
          </table:table-cell>
          <table:table-cell table:style-name="ce20" office:value-type="float" office:value="30000" calcext:value-type="float">
            <text:p>30,000</text:p>
          </table:table-cell>
          <table:table-cell table:style-name="ce20" office:value-type="float" office:value="48000" calcext:value-type="float">
            <text:p>48,000</text:p>
          </table:table-cell>
        </table:table-row>
        <table:table-row table:style-name="ro1">
          <table:table-cell office:value-type="string" calcext:value-type="string">
            <text:p>Grade 8 Bolt</text:p>
          </table:table-cell>
          <table:table-cell table:style-name="ce20" office:value-type="float" office:value="130000" calcext:value-type="float">
            <text:p>130,000</text:p>
          </table:table-cell>
          <table:table-cell table:style-name="ce20" office:value-type="float" office:value="150000" calcext:value-type="float">
            <text:p>150,000</text:p>
          </table:table-cell>
        </table:table-row>
        <table:table-row table:style-name="ro1">
          <table:table-cell office:value-type="string" calcext:value-type="string">
            <text:p>ABS</text:p>
          </table:table-cell>
          <table:table-cell table:number-columns-repeated="2" table:style-name="ce20" office:value-type="float" office:value="5532" calcext:value-type="float">
            <text:p>5,532</text:p>
          </table:table-cell>
        </table:table-row>
        <table:table-row table:style-name="ro1">
          <table:table-cell office:value-type="string" calcext:value-type="string">
            <text:p>PLA</text:p>
          </table:table-cell>
          <table:table-cell table:number-columns-repeated="2" table:style-name="ce20" office:value-type="float" office:value="9531" calcext:value-type="float">
            <text:p>9,531</text:p>
          </table:table-cell>
        </table:table-row>
        <table:table-row table:style-name="ro1">
          <table:table-cell office:value-type="string" calcext:value-type="string">
            <text:p>6Al-4V (a/k/a Grade 5) Titanium</text:p>
          </table:table-cell>
          <table:table-cell office:value-type="float" office:value="128000" calcext:value-type="float">
            <text:p>128,000.00</text:p>
          </table:table-cell>
          <table:table-cell office:value-type="float" office:value="138000" calcext:value-type="float">
            <text:p>138,000.00</text:p>
          </table:table-cell>
        </table:table-row>
        <table:table-row table:style-name="ro1">
          <table:table-cell office:value-type="string" calcext:value-type="string">
            <text:p>K 1.2080</text:p>
          </table:table-cell>
          <table:table-cell table:style-name="ce20" office:value-type="float" office:value="50763.195" calcext:value-type="float">
            <text:p>50,763</text:p>
          </table:table-cell>
          <table:table-cell office:value-type="float" office:value="94275" calcext:value-type="float">
            <text:p>94,275.00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Materials" table:target-range-address="Materials.A3:Materials.A6" table:on-update-keep-styles="true" table:on-update-keep-size="false" table:orientation="column"/>
        <table:database-range table:name="__Anonymous_Sheet_DB__1" table:target-range-address="Cartridges.A2:Cartridges.C7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Materials.A2:Materials.C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3" loext:min-decimal-places="13" number:min-integer-digits="1"/>
    </number:number-style>
    <number:number-style style:name="N136">
      <number:number number:decimal-places="15" loext:min-decimal-places="15" number:min-integer-digits="1"/>
    </number:number-style>
    <number:number-style style:name="N137">
      <number:number number:decimal-places="16" loext:min-decimal-places="1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NGER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66ff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 style:data-style-name="N2" text:time-value="11:53:52.5411593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6:44:47.022088028</meta:creation-date>
    <meta:editing-cycles>1</meta:editing-cycles>
    <meta:editing-duration>P0D</meta:editing-duration>
    <dc:title>Chamber Pressure/Wall</dc:title>
    <meta:generator>LibreOffice/5.2.2.2$Linux_X86_64 LibreOffice_project/20m0$Build-2</meta:generator>
    <meta:document-statistic meta:table-count="3" meta:cell-count="480" meta:object-count="0"/>
  </office:meta>
</office:document-meta>
</file>